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taion Serif" svg:font-family="'Liberta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193cm"/>
    </style:style>
    <style:style style:name="Table1.B" style:family="table-column">
      <style:table-column-properties style:column-width="3.515cm"/>
    </style:style>
    <style:style style:name="Table1.C" style:family="table-column">
      <style:table-column-properties style:column-width="3.986cm"/>
    </style:style>
    <style:style style:name="Table1.D" style:family="table-column">
      <style:table-column-properties style:column-width="4.706cm"/>
    </style:style>
    <style:style style:name="Table1.E" style:family="table-column">
      <style:table-column-properties style:column-width="3.194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15%" fo:text-align="justify" style:justify-single-word="false"/>
      <style:text-properties officeooo:rsid="000a724a" officeooo:paragraph-rsid="000a724a"/>
    </style:style>
    <style:style style:name="P2" style:family="paragraph" style:parent-style-name="Standard">
      <style:paragraph-properties fo:line-height="115%" fo:text-align="justify" style:justify-single-word="false"/>
      <style:text-properties officeooo:rsid="000c989a" officeooo:paragraph-rsid="001dfb10"/>
    </style:style>
    <style:style style:name="P3" style:family="paragraph" style:parent-style-name="Standard">
      <style:paragraph-properties fo:line-height="115%" fo:text-align="justify" style:justify-single-word="false"/>
      <style:text-properties officeooo:paragraph-rsid="001dfb10"/>
    </style:style>
    <style:style style:name="P4" style:family="paragraph" style:parent-style-name="Standard">
      <style:paragraph-properties fo:line-height="115%" fo:text-align="justify" style:justify-single-word="false"/>
      <style:text-properties officeooo:paragraph-rsid="0039c1b0"/>
    </style:style>
    <style:style style:name="P5" style:family="paragraph" style:parent-style-name="Standard">
      <style:paragraph-properties fo:line-height="115%" fo:text-align="justify" style:justify-single-word="false"/>
      <style:text-properties officeooo:paragraph-rsid="0039f284"/>
    </style:style>
    <style:style style:name="P6" style:family="paragraph" style:parent-style-name="Standard">
      <style:paragraph-properties fo:line-height="115%" fo:text-align="justify" style:justify-single-word="false"/>
      <style:text-properties officeooo:paragraph-rsid="003ecaa6"/>
    </style:style>
    <style:style style:name="P7" style:family="paragraph" style:parent-style-name="Standard">
      <style:paragraph-properties fo:line-height="115%" fo:text-align="justify" style:justify-single-word="false"/>
      <style:text-properties fo:font-weight="bold" officeooo:rsid="000da6ec" officeooo:paragraph-rsid="000da6ec" style:font-weight-asian="bold" style:font-weight-complex="bold"/>
    </style:style>
    <style:style style:name="P8" style:family="paragraph" style:parent-style-name="Standard">
      <style:paragraph-properties fo:line-height="115%" fo:text-align="justify" style:justify-single-word="false"/>
      <style:text-properties fo:font-weight="bold" officeooo:paragraph-rsid="00160df1" style:font-weight-asian="bold" style:font-weight-complex="bold"/>
    </style:style>
    <style:style style:name="P9" style:family="paragraph" style:parent-style-name="Standard">
      <style:paragraph-properties fo:line-height="115%" fo:text-align="justify" style:justify-single-word="false"/>
      <style:text-properties style:text-underline-style="none" fo:font-weight="normal" officeooo:paragraph-rsid="00426f2b"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color="#55308d" officeooo:paragraph-rsid="001dfb10"/>
    </style:style>
    <style:style style:name="P11" style:family="paragraph" style:parent-style-name="Standard">
      <style:paragraph-properties fo:line-height="115%" fo:text-align="justify" style:justify-single-word="false"/>
      <style:text-properties fo:color="#55308d" officeooo:rsid="0011cf92" officeooo:paragraph-rsid="001dfb10"/>
    </style:style>
    <style:style style:name="P12" style:family="paragraph" style:parent-style-name="Standard">
      <style:paragraph-properties fo:line-height="115%" fo:text-align="justify" style:justify-single-word="false"/>
      <style:text-properties fo:color="#55308d" officeooo:rsid="0012eb51" officeooo:paragraph-rsid="001dfb10"/>
    </style:style>
    <style:style style:name="P13" style:family="paragraph" style:parent-style-name="Standard">
      <style:paragraph-properties fo:line-height="115%" fo:text-align="justify" style:justify-single-word="false"/>
      <style:text-properties officeooo:rsid="001dfb10" officeooo:paragraph-rsid="001f756c"/>
    </style:style>
    <style:style style:name="P14" style:family="paragraph" style:parent-style-name="Standard">
      <style:paragraph-properties fo:line-height="115%" fo:text-align="justify" style:justify-single-word="false"/>
      <style:text-properties fo:color="#800080" style:text-outline="false" style:text-line-through-style="none" style:text-line-through-type="none" style:font-name="Liberation Serif" fo:font-size="12pt" fo:font-style="normal" fo:text-shadow="none" style:text-underline-style="none" fo:font-weight="bold" officeooo:rsid="002fd2bc" officeooo:paragraph-rsid="003c11c8" fo:background-color="transparent"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paragraph-properties fo:line-height="115%" fo:text-align="justify" style:justify-single-word="false"/>
      <style:text-properties fo:font-weight="normal" officeooo:rsid="00160df1" officeooo:paragraph-rsid="00160df1" style:font-weight-asian="normal" style:font-weight-complex="normal"/>
    </style:style>
    <style:style style:name="P16" style:family="paragraph" style:parent-style-name="Standard">
      <style:paragraph-properties fo:line-height="115%" fo:text-align="justify" style:justify-single-word="false"/>
      <style:text-properties fo:font-weight="normal" officeooo:paragraph-rsid="00426f2b" style:font-weight-asian="normal" style:font-weight-complex="normal"/>
    </style:style>
    <style:style style:name="P17" style:family="paragraph" style:parent-style-name="Standard">
      <style:paragraph-properties fo:line-height="115%" fo:text-align="justify" style:justify-single-word="false"/>
      <style:text-properties fo:font-weight="normal" officeooo:paragraph-rsid="00888061" style:font-weight-asian="normal" style:font-weight-complex="normal"/>
    </style:style>
    <style:style style:name="P18" style:family="paragraph" style:parent-style-name="Standard">
      <style:paragraph-properties fo:line-height="115%" fo:text-align="justify" style:justify-single-word="false"/>
      <style:text-properties style:use-window-font-color="true" fo:font-size="12pt" fo:font-style="normal" style:text-underline-style="none" officeooo:rsid="001acba9" officeooo:paragraph-rsid="00160df1" style:font-size-asian="12pt" style:font-style-asian="normal" style:font-size-complex="12pt" style:font-style-complex="normal"/>
    </style:style>
    <style:style style:name="P19" style:family="paragraph" style:parent-style-name="Standard">
      <style:paragraph-properties fo:line-height="115%" fo:text-align="justify" style:justify-single-word="false"/>
      <style:text-properties fo:font-variant="normal" fo:text-transform="none" style:use-window-font-color="true" style:font-name="Liberation Serif" fo:font-size="12pt" fo:letter-spacing="normal" fo:font-style="normal" style:text-underline-style="none" fo:font-weight="normal" officeooo:rsid="001f756c" officeooo:paragraph-rsid="003c11c8" fo:background-color="transparent" style:font-style-asian="normal" style:font-weight-asian="normal" style:font-style-complex="normal" style:font-weight-complex="normal"/>
    </style:style>
    <style:style style:name="P20" style:family="paragraph" style:parent-style-name="Standard">
      <style:paragraph-properties fo:line-height="115%" fo:text-align="justify" style:justify-single-word="false"/>
      <style:text-properties fo:font-variant="normal" fo:text-transform="none" style:use-window-font-color="true" style:font-name="Liberation Serif" fo:font-size="12pt" fo:letter-spacing="normal" fo:font-style="normal" style:text-underline-style="none" fo:font-weight="normal" officeooo:rsid="001fb305" officeooo:paragraph-rsid="001dfb10" fo:background-color="transparent"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fo:font-size="14pt" fo:font-weight="bold" officeooo:rsid="00160df1" officeooo:paragraph-rsid="005d0bfb" style:font-size-asian="14pt" style:font-weight-asian="bold" style:font-size-complex="14pt" style:font-weight-complex="bold"/>
    </style:style>
    <style:style style:name="P22" style:family="paragraph" style:parent-style-name="Standard">
      <style:paragraph-properties fo:line-height="115%" fo:text-align="justify" style:justify-single-word="false"/>
      <style:text-properties fo:font-size="14pt" fo:font-weight="bold" officeooo:rsid="00443486" officeooo:paragraph-rsid="00443486" style:font-size-asian="14pt" style:font-weight-asian="bold" style:font-size-complex="14pt" style:font-weight-complex="bold"/>
    </style:style>
    <style:style style:name="P23" style:family="paragraph" style:parent-style-name="Standard">
      <style:paragraph-properties fo:line-height="115%" fo:text-align="justify" style:justify-single-word="false"/>
      <style:text-properties fo:font-size="12pt" fo:font-weight="normal" officeooo:rsid="004cf997" officeooo:paragraph-rsid="004915ce" style:font-size-asian="12pt" style:font-weight-asian="normal" style:font-size-complex="12pt" style:font-weight-complex="normal"/>
    </style:style>
    <style:style style:name="P24" style:family="paragraph" style:parent-style-name="Standard">
      <style:paragraph-properties fo:line-height="115%" fo:text-align="justify" style:justify-single-word="false"/>
      <style:text-properties fo:font-size="12pt" fo:font-weight="bold" officeooo:rsid="004cf997" officeooo:paragraph-rsid="0087c6c4" style:font-size-asian="12pt" style:font-weight-asian="bold" style:font-size-complex="12pt" style:font-weight-complex="bold"/>
    </style:style>
    <style:style style:name="P25" style:family="paragraph" style:parent-style-name="Standard">
      <style:paragraph-properties fo:line-height="115%" fo:text-align="justify" style:justify-single-word="false"/>
      <style:text-properties fo:font-size="12pt" fo:font-weight="bold" officeooo:rsid="00443486" officeooo:paragraph-rsid="00443486" style:font-size-asian="12pt" style:font-weight-asian="bold" style:font-size-complex="12pt" style:font-weight-complex="bold"/>
    </style:style>
    <style:style style:name="P26"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829bea" fo:background-color="transparent"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845994" fo:background-color="transparent"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8152c4" fo:background-color="transparent"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67b7b3" fo:background-color="transparent"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6e1411" fo:background-color="transparent"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Standard">
      <style:paragraph-properties fo:line-height="115%" fo:text-align="justify" style:justify-single-word="false"/>
      <style:text-properties fo:font-style="normal" fo:font-weight="bold" officeooo:rsid="001365d9" officeooo:paragraph-rsid="001dfb10" style:font-style-asian="normal" style:font-weight-asian="bold" style:font-style-complex="normal" style:font-weight-complex="bold"/>
    </style:style>
    <style:style style:name="P32" style:family="paragraph" style:parent-style-name="Standard">
      <style:paragraph-properties fo:line-height="115%" fo:text-align="justify" style:justify-single-word="false"/>
      <style:text-properties fo:font-style="normal" officeooo:rsid="00757a5b" officeooo:paragraph-rsid="00757a5b" fo:background-color="transparent" style:font-style-asian="normal" style:font-style-complex="normal"/>
    </style:style>
    <style:style style:name="P33" style:family="paragraph" style:parent-style-name="Standard">
      <style:paragraph-properties fo:line-height="115%" fo:text-align="justify" style:justify-single-word="false"/>
      <style:text-properties fo:font-style="normal" officeooo:rsid="00757a5b" officeooo:paragraph-rsid="0080b1e2" fo:background-color="transparent" style:font-style-asian="normal" style:font-style-complex="normal"/>
    </style:style>
    <style:style style:name="P34" style:family="paragraph" style:parent-style-name="Standard">
      <style:paragraph-properties fo:line-height="115%" fo:text-align="justify" style:justify-single-word="false"/>
      <style:text-properties officeooo:paragraph-rsid="00426f2b"/>
    </style:style>
    <style:style style:name="P35" style:family="paragraph" style:parent-style-name="Standard" style:list-style-name="L1">
      <style:paragraph-properties fo:line-height="115%" fo:text-align="justify" style:justify-single-word="false"/>
      <style:text-properties officeooo:paragraph-rsid="005bfc58"/>
    </style:style>
    <style:style style:name="P36" style:family="paragraph" style:parent-style-name="Standard" style:list-style-name="L1">
      <style:paragraph-properties fo:line-height="115%" fo:text-align="justify" style:justify-single-word="false"/>
      <style:text-properties officeooo:paragraph-rsid="005db476"/>
    </style:style>
    <style:style style:name="P37" style:family="paragraph" style:parent-style-name="Standard">
      <style:paragraph-properties fo:line-height="115%" fo:text-align="justify" style:justify-single-word="false"/>
      <style:text-properties officeooo:paragraph-rsid="00160df1"/>
    </style:style>
    <style:style style:name="P38" style:family="paragraph" style:parent-style-name="Standard">
      <style:paragraph-properties fo:line-height="115%" fo:text-align="justify" style:justify-single-word="false"/>
      <style:text-properties officeooo:paragraph-rsid="0039f284"/>
    </style:style>
    <style:style style:name="P39" style:family="paragraph" style:parent-style-name="Standard">
      <style:paragraph-properties fo:line-height="115%" fo:text-align="justify" style:justify-single-word="false"/>
      <style:text-properties officeooo:paragraph-rsid="0039c1b0"/>
    </style:style>
    <style:style style:name="P40" style:family="paragraph" style:parent-style-name="Standard">
      <style:paragraph-properties fo:line-height="115%" fo:text-align="justify" style:justify-single-word="false"/>
      <style:text-properties officeooo:rsid="000a724a" officeooo:paragraph-rsid="005bfc58"/>
    </style:style>
    <style:style style:name="P41" style:family="paragraph" style:parent-style-name="Standard">
      <style:paragraph-properties fo:line-height="115%" fo:text-align="justify" style:justify-single-word="false"/>
      <style:text-properties style:text-underline-style="none" fo:font-weight="bold" officeooo:paragraph-rsid="00426f2b" fo:background-color="transparent" style:font-weight-asian="bold" style:font-weight-complex="bold"/>
    </style:style>
    <style:style style:name="P42" style:family="paragraph" style:parent-style-name="Standard">
      <style:paragraph-properties fo:line-height="115%" fo:text-align="justify" style:justify-single-word="false"/>
      <style:text-properties officeooo:rsid="0064d837" officeooo:paragraph-rsid="0067b7b3"/>
    </style:style>
    <style:style style:name="P43" style:family="paragraph" style:parent-style-name="Standard">
      <style:paragraph-properties fo:line-height="115%" fo:text-align="justify" style:justify-single-word="false"/>
      <style:text-properties fo:font-size="10pt" fo:font-style="normal" officeooo:rsid="00757a5b" officeooo:paragraph-rsid="00757a5b" fo:background-color="transparent" style:font-size-asian="10pt" style:font-style-asian="normal" style:font-size-complex="10pt" style:font-style-complex="normal"/>
    </style:style>
    <style:style style:name="P44" style:family="paragraph" style:parent-style-name="Standard">
      <style:paragraph-properties fo:line-height="115%" fo:text-align="justify" style:justify-single-word="false"/>
      <style:text-properties fo:font-size="10pt" fo:font-style="normal" officeooo:rsid="00757a5b" officeooo:paragraph-rsid="00764e71" fo:background-color="transparent" style:font-size-asian="10pt" style:font-style-asian="normal" style:font-size-complex="10pt" style:font-style-complex="normal"/>
    </style:style>
    <style:style style:name="P45" style:family="paragraph" style:parent-style-name="Standard">
      <style:paragraph-properties fo:line-height="115%" fo:text-align="justify" style:justify-single-word="false"/>
      <style:text-properties fo:font-size="10pt" fo:font-style="normal" officeooo:rsid="00757a5b" officeooo:paragraph-rsid="00882987" fo:background-color="transparent" style:font-size-asian="10pt" style:font-style-asian="normal" style:font-size-complex="10pt" style:font-style-complex="normal"/>
    </style:style>
    <style:style style:name="P46" style:family="paragraph" style:parent-style-name="Standard">
      <style:paragraph-properties fo:line-height="115%" fo:text-align="justify" style:justify-single-word="false"/>
      <style:text-properties fo:font-size="10pt" fo:font-style="normal" officeooo:rsid="00757a5b" officeooo:paragraph-rsid="00888061" fo:background-color="transparent" style:font-size-asian="10pt" style:font-style-asian="normal" style:font-size-complex="10pt" style:font-style-complex="normal"/>
    </style:style>
    <style:style style:name="P47" style:family="paragraph" style:parent-style-name="Standard">
      <style:paragraph-properties fo:line-height="115%" fo:text-align="justify" style:justify-single-word="false"/>
      <style:text-properties fo:font-size="10pt" fo:font-style="normal" officeooo:rsid="00757a5b" officeooo:paragraph-rsid="00764e71" fo:background-color="#fff200" style:font-size-asian="10pt" style:font-style-asian="normal" style:font-size-complex="10pt" style:font-style-complex="normal"/>
    </style:style>
    <style:style style:name="P48" style:family="paragraph" style:parent-style-name="Standard">
      <style:paragraph-properties fo:line-height="115%" fo:text-align="justify" style:justify-single-word="false"/>
      <style:text-properties fo:font-size="10pt" fo:font-style="normal" officeooo:rsid="00757a5b" officeooo:paragraph-rsid="00888061" fo:background-color="#fff200" style:font-size-asian="10pt" style:font-style-asian="normal" style:font-size-complex="10pt" style:font-style-complex="normal"/>
    </style:style>
    <style:style style:name="P49" style:family="paragraph" style:parent-style-name="Standard">
      <style:paragraph-properties fo:line-height="115%" fo:text-align="justify" style:justify-single-word="false" fo:break-before="page"/>
      <style:text-properties fo:font-style="normal" officeooo:rsid="00757a5b" officeooo:paragraph-rsid="00757a5b" fo:background-color="transparent" style:font-style-asian="normal" style:font-style-complex="normal"/>
    </style:style>
    <style:style style:name="P50"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fa24c" officeooo:paragraph-rsid="004ee3da" fo:background-color="#ffffff"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6e1411" officeooo:paragraph-rsid="006e1411" fo:background-color="transparent"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6e1411" officeooo:paragraph-rsid="007dc85c" fo:background-color="transparent"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8152c4" officeooo:paragraph-rsid="008152c4" fo:background-color="transparent"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dc85c" officeooo:paragraph-rsid="007dc85c" fo:background-color="transparent"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9d621" officeooo:paragraph-rsid="0079d621" fo:background-color="transparent"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7e1b3" officeooo:paragraph-rsid="0077e1b3" fo:background-color="transparent"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6e1411" officeooo:paragraph-rsid="006e1411" fo:background-color="transparent"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845994" officeooo:paragraph-rsid="00845994" fo:background-color="transparent"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line-height="115%" fo:text-align="start" style:justify-single-word="false"/>
      <style:text-properties fo:font-size="12pt" fo:font-weight="normal" officeooo:rsid="0034f0e7" officeooo:paragraph-rsid="007adad6" style:font-size-asian="12pt" style:font-weight-asian="normal" style:font-size-complex="12pt" style:font-weight-complex="normal"/>
    </style:style>
    <style:style style:name="P60" style:family="paragraph" style:parent-style-name="Table_20_Contents">
      <style:paragraph-properties fo:line-height="115%" fo:text-align="start" style:justify-single-word="false"/>
      <style:text-properties fo:font-weight="normal" officeooo:rsid="004fa24c" officeooo:paragraph-rsid="005aa44c" style:font-weight-asian="normal" style:font-weight-complex="normal"/>
    </style:style>
    <style:style style:name="P61" style:family="paragraph" style:parent-style-name="Table_20_Contents">
      <style:paragraph-properties fo:line-height="115%" fo:text-align="start" style:justify-single-word="false"/>
      <style:text-properties fo:font-weight="normal" officeooo:rsid="004fa24c" officeooo:paragraph-rsid="007adad6" style:font-weight-asian="normal" style:font-weight-complex="normal"/>
    </style:style>
    <style:style style:name="T1" style:family="text">
      <style:text-properties officeooo:rsid="000a724a"/>
    </style:style>
    <style:style style:name="T2" style:family="text">
      <style:text-properties fo:font-variant="normal" fo:text-transform="none" style:use-window-font-color="true" style:font-name="Liberation Serif" fo:font-size="12pt" fo:letter-spacing="normal" fo:font-style="normal" style:text-underline-style="none" fo:font-weight="normal" officeooo:rsid="0020e55b" style:font-size-asian="12pt" style:font-style-asian="normal" style:font-size-complex="12pt" style:font-style-complex="normal"/>
    </style:style>
    <style:style style:name="T3" style:family="text">
      <style:text-properties fo:font-variant="normal" fo:text-transform="none" style:use-window-font-color="true" style:font-name="Liberation Serif" fo:font-size="12pt" fo:letter-spacing="normal" fo:font-style="normal" style:text-underline-style="none" fo:font-weight="normal" officeooo:rsid="00426f2b" style:font-size-asian="12pt" style:font-style-asian="normal" style:font-size-complex="12pt" style:font-style-complex="normal"/>
    </style:style>
    <style:style style:name="T4" style:family="text">
      <style:text-properties fo:font-variant="normal" fo:text-transform="none" style:use-window-font-color="true" style:font-name="Liberation Serif" fo:font-size="12pt" fo:letter-spacing="normal" fo:font-style="normal" style:text-underline-style="none" fo:font-weight="normal" officeooo:rsid="003ecaa6" style:font-size-asian="12pt" style:font-style-asian="normal" style:font-size-complex="12pt" style:font-style-complex="normal"/>
    </style:style>
    <style:style style:name="T5" style:family="text">
      <style:text-properties fo:font-variant="normal" fo:text-transform="none" style:use-window-font-color="true" style:font-name="Liberation Serif" fo:font-size="12pt" fo:letter-spacing="normal" fo:font-style="normal" style:text-underline-style="none" fo:font-weight="normal" officeooo:rsid="0087c6c4" style:font-size-asian="12pt" style:font-style-asian="normal" style:font-size-complex="12pt" style:font-style-complex="normal"/>
    </style:style>
    <style:style style:name="T6" style:family="text">
      <style:text-properties fo:font-variant="normal" fo:text-transform="none" style:use-window-font-color="true" style:font-name="Liberation Serif" fo:font-size="12pt" fo:letter-spacing="normal" fo:font-style="normal" style:text-underline-style="none" officeooo:rsid="0087c6c4" style:font-size-asian="12pt" style:font-style-asian="normal" style:font-size-complex="12pt" style:font-style-complex="normal"/>
    </style:style>
    <style:style style:name="T7" style:family="text">
      <style:text-properties fo:font-variant="normal" fo:text-transform="none" style:use-window-font-color="true" style:font-name="Liberation Serif" fo:font-size="12pt" fo:letter-spacing="normal" fo:font-style="normal" style:text-underline-style="none" officeooo:rsid="00888061" style:font-size-asian="12pt" style:font-style-asian="normal" style:font-size-complex="12pt" style:font-style-complex="normal"/>
    </style:style>
    <style:style style:name="T8" style:family="text">
      <style:text-properties fo:font-variant="normal" fo:text-transform="none" style:use-window-font-color="true" style:font-name="Liberation Serif" fo:font-size="12pt" fo:letter-spacing="normal" fo:font-style="italic" fo:font-weight="normal" style:font-size-asian="12pt" style:font-style-asian="italic" style:font-size-complex="12pt" style:font-style-complex="italic"/>
    </style:style>
    <style:style style:name="T9" style:family="text">
      <style:text-properties fo:font-variant="normal" fo:text-transform="none" style:use-window-font-color="true" style:font-name="Liberation Serif" fo:font-size="12pt" fo:letter-spacing="normal" fo:font-style="italic" fo:font-weight="normal" officeooo:rsid="000c2272" style:font-size-asian="12pt" style:font-style-asian="italic" style:font-size-complex="12pt" style:font-style-complex="italic"/>
    </style:style>
    <style:style style:name="T10" style:family="text">
      <style:text-properties fo:font-variant="normal" fo:text-transform="none" style:font-name="Liberation Serif" fo:letter-spacing="normal" fo:font-weight="normal" officeooo:rsid="001f756c" style:font-weight-asian="normal" style:font-weight-complex="normal"/>
    </style:style>
    <style:style style:name="T11" style:family="text">
      <style:text-properties fo:font-variant="normal" fo:text-transform="none" style:font-name="Liberation Serif" fo:letter-spacing="normal" fo:font-weight="normal" officeooo:rsid="001fb305" style:font-weight-asian="normal" style:font-weight-complex="normal"/>
    </style:style>
    <style:style style:name="T12" style:family="text">
      <style:text-properties fo:font-variant="normal" fo:text-transform="none" style:font-name="Liberation Serif" fo:letter-spacing="normal" fo:font-weight="normal" officeooo:rsid="00589522" style:font-weight-asian="normal" style:font-weight-complex="normal"/>
    </style:style>
    <style:style style:name="T13" style:family="text">
      <style:text-properties fo:font-variant="normal" fo:text-transform="none" fo:color="#ce181e" style:font-name="Liberation Serif" fo:font-size="12pt" fo:letter-spacing="normal" fo:font-style="normal" style:text-underline-style="none" fo:font-weight="normal" officeooo:rsid="005bfc58" style:font-size-asian="12pt" style:font-style-asian="normal" style:font-size-complex="12pt" style:font-style-complex="normal"/>
    </style:style>
    <style:style style:name="T14" style:family="text">
      <style:text-properties fo:font-variant="normal" fo:text-transform="none" fo:color="#ce181e" style:font-name="Liberation Serif" fo:font-size="12pt" fo:letter-spacing="normal" fo:font-style="normal" style:text-underline-style="none" fo:font-weight="normal" officeooo:rsid="0020e55b" style:font-size-asian="12pt" style:font-style-asian="normal" style:font-size-complex="12pt" style:font-style-complex="normal"/>
    </style:style>
    <style:style style:name="T15" style:family="text">
      <style:text-properties fo:font-variant="normal" fo:text-transform="none" fo:color="#ce181e" style:font-name="Liberation Serif" fo:font-size="12pt" fo:letter-spacing="normal" fo:font-style="normal" style:text-underline-style="none" fo:font-weight="normal" officeooo:rsid="0087c6c4" style:font-size-asian="12pt" style:font-style-asian="normal" style:font-size-complex="12pt" style:font-style-complex="normal"/>
    </style:style>
    <style:style style:name="T16" style:family="text">
      <style:text-properties fo:font-variant="normal" fo:text-transform="none" fo:letter-spacing="normal" fo:font-weight="normal" officeooo:rsid="00882987" style:font-weight-asian="normal" style:font-weight-complex="normal"/>
    </style:style>
    <style:style style:name="T17" style:family="text">
      <style:text-properties fo:font-size="12pt" officeooo:rsid="00160df1" style:font-size-asian="12pt" style:font-size-complex="12pt"/>
    </style:style>
    <style:style style:name="T18" style:family="text">
      <style:text-properties fo:font-size="12pt" officeooo:rsid="002ef2cb" style:font-size-asian="12pt" style:font-size-complex="12pt"/>
    </style:style>
    <style:style style:name="T19" style:family="text">
      <style:text-properties fo:font-size="12pt" officeooo:rsid="00426f2b" style:font-size-asian="12pt" style:font-size-complex="12pt"/>
    </style:style>
    <style:style style:name="T20" style:family="text">
      <style:text-properties fo:font-size="12pt" officeooo:rsid="005bfc58" style:font-size-asian="12pt" style:font-size-complex="12pt"/>
    </style:style>
    <style:style style:name="T21" style:family="text">
      <style:text-properties fo:font-size="12pt" officeooo:rsid="000a724a" style:font-size-asian="12pt" style:font-size-complex="12pt"/>
    </style:style>
    <style:style style:name="T22" style:family="text">
      <style:text-properties fo:font-size="12pt" officeooo:rsid="005db476" style:font-size-asian="12pt" style:font-size-complex="12pt"/>
    </style:style>
    <style:style style:name="T23" style:family="text">
      <style:text-properties fo:font-size="12pt" officeooo:rsid="007e870c" style:font-size-asian="12pt" style:font-size-complex="12pt"/>
    </style:style>
    <style:style style:name="T24" style:family="text">
      <style:text-properties fo:font-size="12pt" officeooo:rsid="00888061" style:font-size-asian="12pt" style:font-size-complex="12pt"/>
    </style:style>
    <style:style style:name="T25" style:family="text">
      <style:text-properties fo:font-size="12pt" fo:font-style="normal" style:text-underline-style="none" fo:font-weight="normal" officeooo:rsid="0010ca61"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399152"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2761d9"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3dcb58"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39f284"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font-size="12pt" fo:font-style="italic" style:text-underline-style="none" fo:font-weight="normal" officeooo:rsid="0010ca61" fo:background-color="transparent" loext:char-shading-value="0" style:font-size-asian="12pt" style:font-style-asian="italic" style:font-weight-asian="normal" style:font-size-complex="12pt" style:font-style-complex="italic" style:font-weight-complex="normal"/>
    </style:style>
    <style:style style:name="T31" style:family="text">
      <style:text-properties fo:font-size="12pt" fo:font-style="italic" style:text-underline-style="none" fo:font-weight="normal" officeooo:rsid="002761d9" fo:background-color="transparent" loext:char-shading-value="0" style:font-size-asian="12pt" style:font-style-asian="italic" style:font-weight-asian="normal" style:font-size-complex="12pt" style:font-style-complex="italic" style:font-weight-complex="normal"/>
    </style:style>
    <style:style style:name="T32" style:family="text">
      <style:text-properties fo:font-size="12pt" style:text-underline-style="none" fo:font-weight="bold" officeooo:rsid="0039f284" style:font-size-asian="12pt" style:font-weight-asian="bold" style:font-size-complex="12pt" style:font-weight-complex="bold"/>
    </style:style>
    <style:style style:name="T33" style:family="text">
      <style:text-properties fo:font-size="12pt" style:text-underline-style="solid" style:text-underline-width="auto" style:text-underline-color="font-color" fo:font-weight="bold" officeooo:rsid="0039f284" style:font-size-asian="12pt" style:font-weight-asian="bold" style:font-size-complex="12pt" style:font-weight-complex="bold"/>
    </style:style>
    <style:style style:name="T34" style:family="text">
      <style:text-properties style:use-window-font-color="true" fo:font-size="12pt" officeooo:rsid="000a724a" style:font-size-asian="12pt" style:font-size-complex="12pt"/>
    </style:style>
    <style:style style:name="T35" style:family="text">
      <style:text-properties style:use-window-font-color="true" fo:font-size="12pt" officeooo:rsid="003ecaa6" style:font-size-asian="12pt" style:font-size-complex="12pt"/>
    </style:style>
    <style:style style:name="T36" style:family="text">
      <style:text-properties style:use-window-font-color="true" fo:font-size="12pt" officeooo:rsid="00426f2b" style:font-size-asian="12pt" style:font-size-complex="12pt"/>
    </style:style>
    <style:style style:name="T37" style:family="text">
      <style:text-properties style:use-window-font-color="true" fo:font-size="12pt" officeooo:rsid="005bfc58" style:font-size-asian="12pt" style:font-size-complex="12pt"/>
    </style:style>
    <style:style style:name="T38" style:family="text">
      <style:text-properties style:use-window-font-color="true" fo:font-size="12pt" fo:font-style="normal" style:text-underline-style="none" officeooo:rsid="000a724a" style:font-size-asian="12pt" style:font-style-asian="normal" style:font-size-complex="12pt" style:font-style-complex="normal"/>
    </style:style>
    <style:style style:name="T39" style:family="text">
      <style:text-properties style:use-window-font-color="true" fo:font-size="12pt" fo:font-style="normal" style:text-underline-style="none" officeooo:rsid="001acba9" style:font-size-asian="12pt" style:font-style-asian="normal" style:font-size-complex="12pt" style:font-style-complex="normal"/>
    </style:style>
    <style:style style:name="T40" style:family="text">
      <style:text-properties style:use-window-font-color="true" fo:font-size="12pt" fo:font-style="normal" style:text-underline-style="none" officeooo:rsid="003dcb58" style:font-size-asian="12pt" style:font-style-asian="normal" style:font-size-complex="12pt" style:font-style-complex="normal"/>
    </style:style>
    <style:style style:name="T41" style:family="text">
      <style:text-properties style:use-window-font-color="true" fo:font-size="12pt" fo:font-style="normal" style:text-underline-style="none" officeooo:rsid="003ecaa6" style:font-size-asian="12pt" style:font-style-asian="normal" style:font-size-complex="12pt" style:font-style-complex="normal"/>
    </style:style>
    <style:style style:name="T42" style:family="text">
      <style:text-properties style:use-window-font-color="true" fo:font-size="12pt" fo:font-style="normal" style:text-underline-style="none" officeooo:rsid="00426f2b" style:font-size-asian="12pt" style:font-style-asian="normal" style:font-size-complex="12pt" style:font-style-complex="normal"/>
    </style:style>
    <style:style style:name="T43" style:family="text">
      <style:text-properties style:use-window-font-color="true" fo:font-size="12pt" fo:font-style="normal" style:text-underline-style="none" officeooo:rsid="005bfc58" style:font-size-asian="12pt" style:font-style-asian="normal" style:font-size-complex="12pt" style:font-style-complex="normal"/>
    </style:style>
    <style:style style:name="T44" style:family="text">
      <style:text-properties style:use-window-font-color="true" fo:font-size="12pt" style:text-underline-style="none" officeooo:rsid="00426f2b" fo:background-color="transparent" loext:char-shading-value="0" style:font-size-asian="12pt" style:font-size-complex="12pt"/>
    </style:style>
    <style:style style:name="T45" style:family="text">
      <style:text-properties style:use-window-font-color="true" fo:font-size="12pt" style:text-underline-style="none" fo:font-weight="bold" officeooo:rsid="00426f2b" fo:background-color="transparent" loext:char-shading-value="0" style:font-size-asian="12pt" style:font-weight-asian="bold" style:font-size-complex="12pt" style:font-weight-complex="bold"/>
    </style:style>
    <style:style style:name="T46" style:family="text">
      <style:text-properties style:use-window-font-color="true" fo:font-weight="normal" officeooo:rsid="00399152" fo:background-color="transparent" loext:char-shading-value="0" style:font-weight-asian="normal" style:font-weight-complex="normal"/>
    </style:style>
    <style:style style:name="T47" style:family="text">
      <style:text-properties style:use-window-font-color="true" fo:font-weight="normal" officeooo:rsid="000c989a" fo:background-color="transparent" loext:char-shading-value="0" style:font-weight-asian="normal" style:font-weight-complex="normal"/>
    </style:style>
    <style:style style:name="T48" style:family="text">
      <style:text-properties style:use-window-font-color="true" fo:font-weight="normal" officeooo:rsid="000a724a" fo:background-color="transparent" loext:char-shading-value="0" style:font-weight-asian="normal" style:font-weight-complex="normal"/>
    </style:style>
    <style:style style:name="T49" style:family="text">
      <style:text-properties fo:font-style="italic" style:font-style-asian="italic" style:font-style-complex="italic"/>
    </style:style>
    <style:style style:name="T50" style:family="text">
      <style:text-properties fo:font-style="italic" officeooo:rsid="000c2272" style:font-style-asian="italic" style:font-style-complex="italic"/>
    </style:style>
    <style:style style:name="T51" style:family="text">
      <style:text-properties fo:font-style="italic" officeooo:rsid="0010ca61" style:font-style-asian="italic" style:font-style-complex="italic"/>
    </style:style>
    <style:style style:name="T52" style:family="text">
      <style:text-properties fo:font-style="italic" officeooo:rsid="000da6ec" style:font-style-asian="italic" style:font-style-complex="italic"/>
    </style:style>
    <style:style style:name="T53" style:family="text">
      <style:text-properties fo:font-style="italic" officeooo:rsid="0012eb51" style:font-style-asian="italic" style:font-style-complex="italic"/>
    </style:style>
    <style:style style:name="T54" style:family="text">
      <style:text-properties fo:font-style="italic" officeooo:rsid="000a724a"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0c2272" style:font-style-asian="normal" style:font-style-complex="normal"/>
    </style:style>
    <style:style style:name="T58" style:family="text">
      <style:text-properties fo:font-style="normal" officeooo:rsid="000da6ec" style:font-style-asian="normal" style:font-style-complex="normal"/>
    </style:style>
    <style:style style:name="T59" style:family="text">
      <style:text-properties fo:font-style="normal" officeooo:rsid="0010ca61" style:font-style-asian="normal" style:font-style-complex="normal"/>
    </style:style>
    <style:style style:name="T60" style:family="text">
      <style:text-properties fo:font-style="normal" officeooo:rsid="0011cf92" style:font-style-asian="normal" style:font-style-complex="normal"/>
    </style:style>
    <style:style style:name="T61" style:family="text">
      <style:text-properties fo:font-style="normal" officeooo:rsid="0012eb51" style:font-style-asian="normal" style:font-style-complex="normal"/>
    </style:style>
    <style:style style:name="T62" style:family="text">
      <style:text-properties fo:font-style="normal" officeooo:rsid="00399152" style:font-style-asian="normal" style:font-style-complex="normal"/>
    </style:style>
    <style:style style:name="T63" style:family="text">
      <style:text-properties fo:font-style="normal" officeooo:rsid="0039c1b0" style:font-style-asian="normal" style:font-style-complex="normal"/>
    </style:style>
    <style:style style:name="T64" style:family="text">
      <style:text-properties fo:font-style="normal" officeooo:rsid="00882987"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882987" style:font-style-asian="normal" style:font-weight-asian="bold" style:font-style-complex="normal"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1f756c" style:font-style-asian="normal" style:font-weight-asian="normal" style:font-style-complex="normal" style:font-weight-complex="normal"/>
    </style:style>
    <style:style style:name="T69" style:family="text">
      <style:text-properties fo:font-style="normal" fo:font-weight="normal" officeooo:rsid="00589522" style:font-style-asian="normal" style:font-weight-asian="normal" style:font-style-complex="normal" style:font-weight-complex="normal"/>
    </style:style>
    <style:style style:name="T70" style:family="text">
      <style:text-properties fo:font-style="normal" style:text-underline-style="solid" style:text-underline-width="auto" style:text-underline-color="font-color" style:font-style-asian="normal" style:font-style-complex="normal"/>
    </style:style>
    <style:style style:name="T71" style:family="text">
      <style:text-properties fo:font-weight="bold" officeooo:rsid="000a724a" style:font-weight-asian="bold" style:font-weight-complex="bold"/>
    </style:style>
    <style:style style:name="T72" style:family="text">
      <style:text-properties fo:font-weight="bold" officeooo:rsid="00882987"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0160df1" style:font-weight-asian="normal" style:font-weight-complex="normal"/>
    </style:style>
    <style:style style:name="T75" style:family="text">
      <style:text-properties fo:font-weight="normal" officeooo:rsid="004cf997" style:font-weight-asian="normal" style:font-weight-complex="normal"/>
    </style:style>
    <style:style style:name="T76" style:family="text">
      <style:text-properties fo:font-weight="normal" officeooo:rsid="004d1533" style:font-weight-asian="normal" style:font-weight-complex="normal"/>
    </style:style>
    <style:style style:name="T77" style:family="text">
      <style:text-properties fo:font-weight="normal" officeooo:rsid="0087c6c4" style:font-weight-asian="normal" style:font-weight-complex="normal"/>
    </style:style>
    <style:style style:name="T78" style:family="text">
      <style:text-properties fo:font-weight="normal" officeooo:rsid="00882987" style:font-weight-asian="normal" style:font-weight-complex="normal"/>
    </style:style>
    <style:style style:name="T79" style:family="text">
      <style:text-properties fo:font-weight="normal" officeooo:rsid="004915ce" style:font-weight-asian="normal" style:font-weight-complex="normal"/>
    </style:style>
    <style:style style:name="T80" style:family="text">
      <style:text-properties officeooo:rsid="00160df1"/>
    </style:style>
    <style:style style:name="T81" style:family="text">
      <style:text-properties fo:font-size="14pt" style:font-size-asian="14pt" style:font-size-complex="14pt"/>
    </style:style>
    <style:style style:name="T82" style:family="text">
      <style:text-properties fo:font-size="14pt" officeooo:rsid="00160df1" style:font-size-asian="14pt" style:font-size-complex="14pt"/>
    </style:style>
    <style:style style:name="T83" style:family="text">
      <style:text-properties fo:font-size="14pt" fo:font-weight="bold" officeooo:rsid="00160df1" style:font-size-asian="14pt" style:font-weight-asian="bold" style:font-size-complex="14pt" style:font-weight-complex="bold"/>
    </style:style>
    <style:style style:name="T84" style:family="text">
      <style:text-properties fo:font-size="14pt" fo:font-weight="bold" officeooo:rsid="000da6ec" style:font-size-asian="14pt" style:font-weight-asian="bold" style:font-size-complex="14pt" style:font-weight-complex="bold"/>
    </style:style>
    <style:style style:name="T85" style:family="text">
      <style:text-properties fo:font-size="14pt" fo:font-weight="bold" officeooo:rsid="0020e55b" style:font-size-asian="14pt" style:font-weight-asian="bold" style:font-size-complex="14pt" style:font-weight-complex="bold"/>
    </style:style>
    <style:style style:name="T86" style:family="text">
      <style:text-properties fo:font-size="14pt" fo:font-weight="bold" officeooo:rsid="005bfc58" style:font-size-asian="14pt" style:font-weight-asian="bold" style:font-size-complex="14pt" style:font-weight-complex="bold"/>
    </style:style>
    <style:style style:name="T87" style:family="text">
      <style:text-properties fo:font-size="14pt" fo:font-style="italic" fo:font-weight="bold" officeooo:rsid="00160df1" style:font-size-asian="14pt" style:font-style-asian="italic" style:font-weight-asian="bold" style:font-size-complex="14pt" style:font-style-complex="italic" style:font-weight-complex="bold"/>
    </style:style>
    <style:style style:name="T88" style:family="text">
      <style:text-properties officeooo:rsid="0017883f"/>
    </style:style>
    <style:style style:name="T89" style:family="text">
      <style:text-properties fo:background-color="#fff200" loext:char-shading-value="0"/>
    </style:style>
    <style:style style:name="T90" style:family="text">
      <style:text-properties officeooo:rsid="00882987" fo:background-color="#fff200" loext:char-shading-value="0"/>
    </style:style>
    <style:style style:name="T91" style:family="text">
      <style:text-properties officeooo:rsid="00888061" fo:background-color="#fff200" loext:char-shading-value="0"/>
    </style:style>
    <style:style style:name="T92" style:family="text">
      <style:text-properties fo:color="#ce181e" fo:font-style="normal" fo:font-weight="normal" officeooo:rsid="00589522" style:font-style-asian="normal" style:font-weight-asian="normal" style:font-style-complex="normal" style:font-weight-complex="normal"/>
    </style:style>
    <style:style style:name="T93" style:family="text">
      <style:text-properties fo:color="#ce181e" fo:font-size="12pt" fo:font-style="normal" style:text-underline-style="none" fo:font-weight="bold" officeooo:rsid="002761d9" fo:background-color="transparent" loext:char-shading-value="0" style:font-size-asian="12pt" style:font-style-asian="normal" style:font-weight-asian="bold" style:font-size-complex="12pt" style:font-style-complex="normal" style:font-weight-complex="bold"/>
    </style:style>
    <style:style style:name="T94" style:family="text">
      <style:text-properties fo:color="#ce181e" fo:font-size="12pt" fo:font-style="normal" style:text-underline-style="none" fo:font-weight="normal" officeooo:rsid="00399152"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fo:color="#ce181e" style:text-outline="false" style:text-line-through-style="none" style:text-line-through-type="none" style:font-name="Liberation Serif" fo:font-size="12pt" fo:font-style="normal" fo:text-shadow="none" style:text-underline-style="none" officeooo:rsid="0051cf63" fo:background-color="transparent" loext:char-shading-value="0" style:font-size-asian="12pt" style:font-style-asian="normal" style:font-size-complex="12pt" style:font-style-complex="normal" style:text-overline-style="none" style:text-overline-color="font-color"/>
    </style:style>
    <style:style style:name="T96" style:family="text">
      <style:text-properties fo:color="#ce181e" style:text-outline="false" style:text-line-through-style="none" style:text-line-through-type="none" style:font-name="Liberation Serif" fo:font-size="12pt" fo:font-style="normal" fo:text-shadow="none" style:text-underline-style="none" officeooo:rsid="005aa44c" fo:background-color="transparent" loext:char-shading-value="0" style:font-size-asian="12pt" style:font-style-asian="normal" style:font-size-complex="12pt" style:font-style-complex="normal" style:text-overline-style="none" style:text-overline-color="font-color"/>
    </style:style>
    <style:style style:name="T97" style:family="text">
      <style:text-properties fo:color="#ce181e" style:text-outline="false" style:text-line-through-style="none" style:text-line-through-type="none" style:font-name="Liberation Serif" fo:font-size="12pt" fo:font-style="normal" fo:text-shadow="none" style:text-underline-style="none" fo:font-weight="bold" officeooo:rsid="005aa44c" fo:background-color="transparent" loext:char-shading-value="0" style:font-size-asian="12pt" style:font-style-asian="normal" style:font-weight-asian="bold" style:font-size-complex="12pt" style:font-style-complex="normal" style:font-weight-complex="bold" style:text-overline-style="none" style:text-overline-color="font-color"/>
    </style:style>
    <style:style style:name="T98" style:family="text">
      <style:text-properties fo:color="#ce181e" fo:font-weight="normal" officeooo:rsid="0087c6c4" style:font-weight-asian="normal" style:font-weight-complex="normal"/>
    </style:style>
    <style:style style:name="T99" style:family="text">
      <style:text-properties fo:color="#000000" style:text-outline="false" style:text-line-through-style="none" style:text-line-through-type="none" style:font-name="Liberation Serif" fo:font-style="normal" fo:text-shadow="none" style:text-underline-style="none" fo:font-weight="bold" officeooo:rsid="004fa24c" fo:background-color="#ffffff" loext:char-shading-value="0" style:font-style-asian="normal" style:font-weight-asian="bold" style:font-style-complex="normal" style:font-weight-complex="bold" style:text-overline-style="none" style:text-overline-color="font-color"/>
    </style:style>
    <style:style style:name="T100" style:family="text">
      <style:text-properties fo:color="#000000" style:text-outline="false" style:text-line-through-style="none" style:text-line-through-type="none" style:font-name="Liberation Serif" fo:font-style="normal" fo:text-shadow="none" style:text-underline-style="none" fo:font-weight="bold" officeooo:rsid="002fd2bc" fo:background-color="#ffffff" loext:char-shading-value="0" style:font-style-asian="normal" style:font-weight-asian="bold" style:font-style-complex="normal" style:font-weight-complex="bold" style:text-overline-style="none" style:text-overline-color="font-color"/>
    </style:style>
    <style:style style:name="T101" style:family="text">
      <style:text-properties fo:color="#000000" style:text-outline="false" style:text-line-through-style="none" style:text-line-through-type="none" style:font-name="Liberation Serif" fo:font-style="normal" fo:text-shadow="none" style:text-underline-style="none" fo:font-weight="bold" officeooo:rsid="00543eb3" fo:background-color="#ffffff" loext:char-shading-value="0" style:font-style-asian="normal" style:font-weight-asian="bold" style:font-style-complex="normal" style:font-weight-complex="bold" style:text-overline-style="none" style:text-overline-color="font-color"/>
    </style:style>
    <style:style style:name="T102" style:family="text">
      <style:text-properties fo:color="#000000" style:text-outline="false" style:text-line-through-style="none" style:text-line-through-type="none" style:font-name="Liberation Serif" fo:font-style="normal" fo:text-shadow="none" style:text-underline-style="none" officeooo:rsid="004fa24c" fo:background-color="#ffffff" loext:char-shading-value="0" style:font-style-asian="normal" style:font-style-complex="normal" style:text-overline-style="none" style:text-overline-color="font-color"/>
    </style:style>
    <style:style style:name="T103" style:family="text">
      <style:text-properties fo:color="#000000" style:text-outline="false" style:text-line-through-style="none" style:text-line-through-type="none" style:font-name="Liberation Serif" fo:font-size="12pt" fo:font-style="normal" fo:text-shadow="none" style:text-underline-style="none" fo:font-weight="bold" fo:background-color="transparent" loext:char-shading-value="0" style:font-size-asian="12pt" style:font-style-asian="normal" style:font-weight-asian="bold" style:font-size-complex="12pt" style:font-style-complex="normal" style:font-weight-complex="bold" style:text-overline-style="none" style:text-overline-color="font-color"/>
    </style:style>
    <style:style style:name="T104" style:family="text">
      <style:text-properties fo:color="#000000" style:text-outline="false" style:text-line-through-style="none" style:text-line-through-type="none" style:font-name="Liberation Serif" fo:font-size="12pt" fo:font-style="normal" fo:text-shadow="none" style:text-underline-style="none" fo:font-weight="bold" officeooo:rsid="002fd2bc" fo:background-color="transparent" loext:char-shading-value="0" style:font-size-asian="12pt" style:font-style-asian="normal" style:font-weight-asian="bold" style:font-size-complex="12pt" style:font-style-complex="normal" style:font-weight-complex="bold" style:text-overline-style="none" style:text-overline-color="font-color"/>
    </style:style>
    <style:style style:name="T105" style:family="text">
      <style:text-properties fo:color="#000000" style:text-outline="false" style:text-line-through-style="none" style:text-line-through-type="none" style:font-name="Liberation Serif" fo:font-size="12pt" fo:font-style="normal" fo:text-shadow="none" style:text-underline-style="none" fo:font-weight="bold" officeooo:rsid="001365d9" fo:background-color="transparent" loext:char-shading-value="0" style:font-size-asian="12pt" style:font-style-asian="normal" style:font-weight-asian="bold" style:font-size-complex="12pt" style:font-style-complex="normal" style:font-weight-complex="bold" style:text-overline-style="none" style:text-overline-color="font-color"/>
    </style:style>
    <style:style style:name="T106" style:family="text">
      <style:text-properties fo:color="#000000" style:text-outline="false" style:text-line-through-style="none" style:text-line-through-type="none" style:font-name="Liberation Serif" fo:font-size="12pt" fo:font-style="normal" fo:text-shadow="none" style:text-underline-style="none" fo:background-color="transparent" loext:char-shading-value="0" style:font-size-asian="12pt" style:font-style-asian="normal" style:font-size-complex="12pt" style:font-style-complex="normal" style:text-overline-style="none" style:text-overline-color="font-color"/>
    </style:style>
    <style:style style:name="T107" style:family="text">
      <style:text-properties fo:color="#000000" style:text-outline="false" style:text-line-through-style="none" style:text-line-through-type="none" style:font-name="Liberation Serif" fo:font-size="12pt" fo:font-style="normal" fo:text-shadow="none" style:text-underline-style="none" officeooo:rsid="0050c82d" fo:background-color="transparent" loext:char-shading-value="0" style:font-size-asian="12pt" style:font-style-asian="normal" style:font-size-complex="12pt" style:font-style-complex="normal" style:text-overline-style="none" style:text-overline-color="font-color"/>
    </style:style>
    <style:style style:name="T108" style:family="text">
      <style:text-properties fo:color="#000000" style:text-outline="false" style:text-line-through-style="none" style:text-line-through-type="none" style:font-name="Liberation Serif" fo:font-size="12pt" fo:font-style="normal" fo:text-shadow="none" style:text-underline-style="none" officeooo:rsid="0051cf63" fo:background-color="transparent" loext:char-shading-value="0" style:font-size-asian="12pt" style:font-style-asian="normal" style:font-size-complex="12pt" style:font-style-complex="normal" style:text-overline-style="none" style:text-overline-color="font-color"/>
    </style:style>
    <style:style style:name="T109" style:family="text">
      <style:text-properties fo:color="#000000" style:text-outline="false" style:text-line-through-style="none" style:text-line-through-type="none" style:font-name="Liberation Serif" fo:font-size="12pt" fo:font-style="normal" fo:text-shadow="none" style:text-underline-style="none" officeooo:rsid="002fd2bc" fo:background-color="#ffffff" loext:char-shading-value="0" style:font-size-asian="12pt" style:font-style-asian="normal" style:font-size-complex="12pt" style:font-style-complex="normal" style:text-overline-style="none" style:text-overline-color="font-color"/>
    </style:style>
    <style:style style:name="T110" style:family="text">
      <style:text-properties fo:color="#000000" style:text-outline="false" style:text-line-through-style="none" style:text-line-through-type="none" style:font-name="Liberation Serif" fo:font-size="12pt" fo:font-style="normal" fo:text-shadow="none" style:text-underline-style="none" officeooo:rsid="0051cf63" fo:background-color="#ffffff" loext:char-shading-value="0" style:font-size-asian="12pt" style:font-style-asian="normal" style:font-size-complex="12pt" style:font-style-complex="normal" style:text-overline-style="none" style:text-overline-color="font-color"/>
    </style:style>
    <style:style style:name="T111" style:family="text">
      <style:text-properties fo:color="#000000" style:text-outline="false" style:text-line-through-style="none" style:text-line-through-type="none" style:font-name="Liberation Serif" fo:text-shadow="none" style:text-underline-style="none" fo:font-weight="normal" officeooo:rsid="005bfc58" style:font-weight-asian="normal" style:font-weight-complex="normal" style:text-overline-style="none" style:text-overline-color="font-color"/>
    </style:style>
    <style:style style:name="T112" style:family="text">
      <style:text-properties fo:color="#000000" style:font-name="Liberation Serif" fo:font-size="12pt" style:text-underline-style="none" fo:font-weight="bold" fo:background-color="#ffffff" loext:char-shading-value="0" style:font-size-asian="12pt" style:font-weight-asian="bold" style:font-size-complex="12pt" style:font-weight-complex="bold"/>
    </style:style>
    <style:style style:name="T113" style:family="text">
      <style:text-properties fo:color="#000000" style:font-name="Liberation Serif" fo:font-size="12pt" style:text-underline-style="none" fo:font-weight="bold" officeooo:rsid="00443486" fo:background-color="#ffffff" loext:char-shading-value="0" style:font-size-asian="12pt" style:font-weight-asian="bold" style:font-size-complex="12pt" style:font-weight-complex="bold"/>
    </style:style>
    <style:style style:name="T114" style:family="text">
      <style:text-properties fo:color="#000000" style:font-name="Liberation Serif" fo:font-size="10pt" style:text-underline-style="none" fo:font-weight="normal" fo:background-color="#ffffff" loext:char-shading-value="0" style:font-size-asian="10pt" style:font-weight-asian="normal" style:font-size-complex="10pt" style:font-weight-complex="normal"/>
    </style:style>
    <style:style style:name="T115" style:family="text">
      <style:text-properties fo:color="#000000" style:font-name="Liberation Serif" fo:font-size="10pt" style:text-underline-style="none" fo:font-weight="normal" officeooo:rsid="007dc85c" fo:background-color="#ffffff" loext:char-shading-value="0" style:font-size-asian="10pt" style:font-weight-asian="normal" style:font-size-complex="10pt" style:font-weight-complex="normal"/>
    </style:style>
    <style:style style:name="T116" style:family="text">
      <style:text-properties fo:color="#000000" style:font-name="Liberation Serif" fo:font-size="10pt" style:text-underline-style="none" fo:font-weight="normal" officeooo:rsid="008650c4" fo:background-color="#ffffff" loext:char-shading-value="0" style:font-size-asian="10pt" style:font-weight-asian="normal" style:font-size-complex="10pt" style:font-weight-complex="normal"/>
    </style:style>
    <style:style style:name="T117" style:family="text">
      <style:text-properties fo:color="#2a6099" fo:font-weight="normal" officeooo:rsid="00399152" fo:background-color="transparent" loext:char-shading-value="0" style:font-weight-asian="normal" style:font-weight-complex="normal"/>
    </style:style>
    <style:style style:name="T118" style:family="text">
      <style:text-properties fo:color="#2a6099" fo:font-weight="normal" officeooo:rsid="000a724a" fo:background-color="transparent" loext:char-shading-value="0" style:font-weight-asian="normal" style:font-weight-complex="normal"/>
    </style:style>
    <style:style style:name="T119" style:family="text">
      <style:text-properties fo:color="#2a6099" fo:font-style="normal" fo:font-weight="normal" officeooo:rsid="0011cf92" fo:background-color="transparent" loext:char-shading-value="0" style:font-style-asian="normal" style:font-weight-asian="normal" style:font-style-complex="normal" style:font-weight-complex="normal"/>
    </style:style>
    <style:style style:name="T120" style:family="text">
      <style:text-properties officeooo:rsid="00426f2b"/>
    </style:style>
    <style:style style:name="T121" style:family="text">
      <style:text-properties style:text-position="super 58%" officeooo:rsid="00426f2b"/>
    </style:style>
    <style:style style:name="T122" style:family="text">
      <style:text-properties officeooo:rsid="004d1533"/>
    </style:style>
    <style:style style:name="T123" style:family="text">
      <style:text-properties officeooo:rsid="005bfc58"/>
    </style:style>
    <style:style style:name="T124" style:family="text">
      <style:text-properties fo:background-color="#ffffff" loext:char-shading-value="0"/>
    </style:style>
    <style:style style:name="T125" style:family="text">
      <style:text-properties officeooo:rsid="007dc85c" fo:background-color="#ffffff" loext:char-shading-value="0"/>
    </style:style>
    <style:style style:name="T126" style:family="text">
      <style:text-properties officeooo:rsid="008152c4" fo:background-color="#ffffff" loext:char-shading-value="0"/>
    </style:style>
    <style:style style:name="T127" style:family="text">
      <style:text-properties style:font-name="Liberation Serif" fo:font-size="12pt" style:text-underline-style="none" fo:font-weight="bold" style:font-size-asian="12pt" style:font-weight-asian="bold" style:font-size-complex="12pt" style:font-weight-complex="bold"/>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officeooo:rsid="00443486"/>
    </style:style>
    <style:style style:name="T130" style:family="text">
      <style:text-properties officeooo:rsid="0071db56"/>
    </style:style>
    <style:style style:name="T131" style:family="text">
      <style:text-properties officeooo:rsid="007dc85c"/>
    </style:style>
    <style:style style:name="T132" style:family="text">
      <style:text-properties officeooo:rsid="008152c4"/>
    </style:style>
    <style:style style:name="T133" style:family="text">
      <style:text-properties officeooo:rsid="00829bea"/>
    </style:style>
    <style:style style:name="T134" style:family="text">
      <style:text-properties officeooo:rsid="00845994"/>
    </style:style>
    <style:style style:name="T135" style:family="text">
      <style:text-properties officeooo:rsid="00882987"/>
    </style:style>
    <style:style style:name="T136" style:family="text">
      <style:text-properties officeooo:rsid="004915ce"/>
    </style:style>
    <style:style style:name="T137" style:family="text">
      <style:text-properties officeooo:rsid="008880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ct report Alice Balard, <text:span text:style-name="T120">23</text:span><text:span text:style-name="T121">th</text:span><text:span text:style-name="T120"> </text:span>December 2020. <text:span text:style-name="T88">Irg in rodents.</text:span></text:p>
      <text:p text:style-name="P1"/>
      <text:p text:style-name="P8"><text:span text:style-name="T82">PRELIMINARY DATA:</text:span><text:span text:style-name="T80"> </text:span></text:p>
      <text:p text:style-name="P15"/>
      <text:p text:style-name="P37"><text:span text:style-name="T74">I mainly compared my results with Bekpen et al. 2005 and Lilue et al. 2013. </text:span><text:span text:style-name="T77">I have some dissimilarities with Frank’s results: </text:span><text:span text:style-name="T13">Question for </text:span><text:span text:style-name="T15">@</text:span><text:span text:style-name="T13">Frank: how did you select the IRG sequences you tested here? </text:span><text:span text:style-name="T14">I guess this is based on nucleotide sequences retrieved from blast (blastn=blast on nucleotides)</text:span></text:p>
      <text:p text:style-name="P37"><text:span text:style-name="T14"/></text:p>
      <text:p text:style-name="P6"><text:span text:style-name="T2">T</text:span><text:span text:style-name="T4">o solve the uncertainties, </text:span><text:span text:style-name="T2">I used a </text:span><text:span text:style-name="T3">mixed approach: a blast at the nucleotide level + a </text:span><text:span text:style-name="T2">method based on proteomes of several rodents to retrieve the orthologies in the IRG family and decipher who’s who. This allows to make some hypothesis on gene duplications. </text:span><text:span text:style-name="T5">I made a big PDF picture with several panels that are easier to visualise all together (BigGraphicalSummary.pdf). You can zoom in and out to see the fine details, but I put important info in big.</text:span></text:p>
      <text:p text:style-name="P40"><text:span text:style-name="T86"/></text:p>
      <text:p text:style-name="P40"><text:span text:style-name="T86">3 steps METHOD</text:span><text:span text:style-name="T83"> </text:span><text:span text:style-name="T85">for</text:span><text:span text:style-name="T84"> IRG </text:span><text:span text:style-name="T83">identification</text:span><text:span text:style-name="T84"> </text:span><text:span text:style-name="T83">in </text:span><text:span text:style-name="T87">Myodes glareolus</text:span><text:span text:style-name="T81">:</text:span></text:p>
      <text:list xml:id="list3356779600" text:style-name="L1">
        <text:list-item>
          <text:p text:style-name="P36"><text:span text:style-name="T20">blastn with default values→ visualise all possible good hits candidate on chromosome</text:span></text:p>
        </text:list-item>
        <text:list-item>
          <text:p text:style-name="P35"><text:span text:style-name="T22">run a phylogeny an all hits</text:span><text:span text:style-name="T20"> </text:span><text:span text:style-name="T22">+ mus sequences </text:span></text:p>
        </text:list-item>
        <text:list-item>
          <text:p text:style-name="P35"><text:span text:style-name="T20">orthoFinder</text:span><text:span text:style-name="T21"> → </text:span><text:span text:style-name="T20">use proteomes to decifer the duplications story between species</text:span></text:p>
          <text:p text:style-name="P35"><text:span text:style-name="T20"/></text:p>
        </text:list-item>
      </text:list>
      <text:p text:style-name="P34"><text:span text:style-name="T71">OrthoFinder</text:span><text:span text:style-name="T1"> v2.5.1 (</text:span><text:span text:style-name="T54">Emms D.M. &amp; Kelly S. OrthoFinder: phylogenetic orthology inference for comparative genomics (2019), Genome Biology 20:238</text:span><text:span text:style-name="T1">). This software combines proteomes of several species to find orthologues using a mix of numerous clustering tools including Diamond, a blast-like for pairwise protein comparison. It produces rooted gene trees, and is supposed to be very efficient. We can this way identify gene-duplication events. I used several proteomes (assembly names in parentheses): M. musculus (GRCm38); M. glareolus (assembly GCA_004368595.1)</text:span><text:span text:style-name="T35">;</text:span><text:span text:style-name="T34"> M. ochrogaster (MicOch1);</text:span><text:span text:style-name="T38"> R. norvegicus (Rnor_6.0); M</text:span><text:span text:style-name="T39">esocriterius</text:span><text:span text:style-name="T38"> auratus </text:span><text:span text:style-name="T39">(</text:span><text:span text:style-name="T38">MesAur1</text:span><text:span text:style-name="T39">), hamster, as outgroup. If I find </text:span><text:span text:style-name="T43">an orthologue</text:span><text:span text:style-name="T39"> in </text:span><text:span text:style-name="T43">the hamster</text:span><text:span text:style-name="T39">, I should find them in all animals, </text:span><text:span text:style-name="T40">as it’s the most distant to Mus. </text:span><text:span text:style-name="T42">Of note, t</text:span><text:span text:style-name="T40">his method relies on good annotation of genomes. Hence it rather complements than replace the nu</text:span><text:span text:style-name="T41">cl</text:span><text:span text:style-name="T40">eotide blast method.</text:span></text:p>
      <text:p text:style-name="P18"/>
      <text:p text:style-name="P41"><text:span text:style-name="T120">Boring technicalities:</text:span></text:p>
      <text:p text:style-name="P9"><text:span text:style-name="T123">In the sequences fasta file, I report the nucleotide sequences of the reference assembly, <text:s/>GCA_902806735.1. This allows me to position the candidates on the reference genome. For what I understood reading the files produced by Frank, he used <text:s/>another assembly (the second one produced in 2020 in Liverpool, a bit more fragmented), <text:s/>GCA_902806745.1. Fun fact: the annotation used by orthofinder come from a third assembly (GCA_004368595.1), older (2019), the only one for which annotation is available (https://rapid.ensembl.org/ only</text:span><text:span text:style-name="T34">). </text:span><text:span text:style-name="T35">It’s not the most reliable though, </text:span><text:span text:style-name="T37">as this genome is </text:span><text:span text:style-name="T35">very fragmented… </text:span><text:span text:style-name="T36">I tried with the annotation file provided by S. Paterson but could not manage to make it match well with the reference genome. I could do my own annotation but it’s a long (for the server) and tough (for me) process. I may give it a go at one point though…</text:span></text:p>
      <text:p text:style-name="P16"><text:span text:style-name="T17">S</text:span><text:span text:style-name="T18">equences </text:span><text:span text:style-name="T19">I report</text:span><text:span text:style-name="T44"> are from the </text:span><text:span text:style-name="T45">reference genome (GCA_902806735.1, Bank_vole1_10x_genomic)</text:span><text:span text:style-name="T44">, with scaffold name and position.</text:span></text:p>
      <text:p text:style-name="P16"><text:soft-page-break/><text:span text:style-name="T44"/></text:p>
      <text:p text:style-name="P21"><text:span text:style-name="T44">RESULTS:</text:span></text:p>
      <text:p text:style-name="P17"><text:span text:style-name="T17">S</text:span><text:span text:style-name="T18">equences are available in fasta, nucleotides and proteines </text:span><text:span text:style-name="T23">at the end of this document. </text:span><text:span text:style-name="T7">Of note, I did not clean the sequences yet (check if it is a few nucleotides too short or too long, translate in AA, compare with sequences in Bekpen et al. 2005), I wanted to send you this documents first so I can have some feedback. </text:span><text:span text:style-name="T24">All the “Panels” I refer to are in “</text:span><text:span text:style-name="T6">BigGraphicalSummary.pdf”</text:span><text:span text:style-name="T7">. Have fun!</text:span></text:p>
      <text:p text:style-name="P59"><text:span text:style-name="T99"/></text:p>
      <text:p text:style-name="P59"><text:span text:style-name="T99">I</text:span><text:span text:style-name="T100">rgc, </text:span><text:span text:style-name="T101">d, q</text:span><text:span text:style-name="T99">: </text:span><text:span text:style-name="T102">easy, well conserved.</text:span></text:p>
      <text:p text:style-name="P22"/>
      <text:p text:style-name="P25"><text:span text:style-name="T70">Irga family</text:span>: <text:span text:style-name="T136">Irga1/2/6: </text:span><text:span text:style-name="T77">only one target.</text:span><text:span text:style-name="T79"> hyp: duplication event formed Irga2 and Irga6 in Mus, but </text:span><text:span text:style-name="T75">M</text:span><text:span text:style-name="T79">icrotus and </text:span><text:span text:style-name="T75">M</text:span><text:span text:style-name="T79">yodes have just one.</text:span></text:p>
      <text:p text:style-name="P23"/>
      <text:p text:style-name="P24">Irg<text:span text:style-name="T122">a</text:span>4/7 <text:span text:style-name="T122">and 8/3:</text:span><text:span text:style-name="T73"> </text:span><text:span text:style-name="T77">This is a big mess as you can see. S</text:span><text:span text:style-name="T73">eve</text:span><text:span text:style-name="T76">ral</text:span><text:span text:style-name="T73"> candidates, four </text:span><text:span text:style-name="T76">Irga4/7 </text:span><text:span text:style-name="T73">supported by orthoFinder as orthologous to Irg</text:span><text:span text:style-name="T76">a</text:span><text:span text:style-name="T73">3. </text:span><text:span text:style-name="T76">It means that on the nucleotide level, it blasts (slightly) better to Irga4, but on the protein level the orthology is bigger with Irga3. </text:span></text:p>
      <text:p text:style-name="P24"><text:span text:style-name="T76"><text:tab/>Hyp: an ancestral gene gave by duplication 5 genes in Mus (Irga3 and 4, </text:span><text:span text:style-name="T78">and </text:span><text:span text:style-name="T76">pseudogenes </text:span><text:span text:style-name="T73">8, 7&amp;5</text:span><text:span text:style-name="T76">), and 1</text:span><text:span text:style-name="T78">1</text:span><text:span text:style-name="T76"> in myodes </text:span><text:span text:style-name="T78">(a clear Irga5, and 10 Irga3/4)</text:span><text:span text:style-name="T76">. </text:span><text:span text:style-name="T98">Any thoughts @Emanuel maybe?</text:span></text:p>
      <text:p text:style-name="P50"/>
      <text:p text:style-name="P5"><text:span text:style-name="T33">IRGb tandems</text:span><text:span text:style-name="T32">: </text:span><text:span text:style-name="T30">Mus musculus</text:span><text:span text:style-name="T25"> possesses 4 tandem Irgs that seem to have a pretty interesting story. </text:span><text:span text:style-name="T26">I </text:span><text:span text:style-name="T27">think there is just </text:span><text:span text:style-name="T93">one </text:span><text:span text:style-name="T27">tandem</text:span><text:span text:style-name="T28">s</text:span><text:span text:style-name="T27"> in </text:span><text:span text:style-name="T31">Myodes glareolus</text:span><text:span text:style-name="T27">, and not 4 like in Mus. </text:span><text:span text:style-name="T26">I develop that after </text:span><text:span text:style-name="T29">in the text</text:span><text:span text:style-name="T26">. </text:span><text:span text:style-name="T94">I would really like your opinion on that!</text:span></text:p>
      <text:p text:style-name="P5"><text:span text:style-name="T46">In </text:span><text:span text:style-name="T48">Bekpen </text:span><text:span text:style-name="T47">et al., </text:span><text:span text:style-name="T48">2005, </text:span><text:span text:style-name="T46">possible duplication events where mentioned </text:span><text:span text:style-name="T117">(</text:span><text:span text:style-name="T118">"Within the chromosomal clusters, more recent duplication events are apparent. The sibling pair Irgb3 and Irgb4 differ by only nine nucleotides in the open reading frame. The genes Irgb1, Irgb3, Irgb4, and Irgb8 appear to have been duplicated in tandem with Irgb2, Irgb5, and Irgb9, respectively. The pattern of divergence in the mouse p47 tree suggests an old gene family that has undergone a succession of duplication-divergence cycles over time - a pattern of evolution that is still actively continuing in several of the subfamilies."</text:span><text:span text:style-name="T117">)</text:span><text:span text:style-name="T119"> </text:span></text:p>
      <text:p text:style-name="P5"><text:span text:style-name="T59">It seems that there were </text:span><text:span text:style-name="T62">indeed </text:span><text:span text:style-name="T59">several duplication events. </text:span><text:span text:style-name="T62">According to the </text:span><text:span text:style-name="T64">orthologues </text:span><text:span text:style-name="T62">phylogeny I obtain (see </text:span><text:span text:style-name="T66">Panel B</text:span><text:span text:style-name="T62">), t</text:span><text:span text:style-name="T59">he ancest</text:span><text:span text:style-name="T60">ral gene is a</text:span><text:span text:style-name="T59"> Irgb2b1-like gene; in the rat, close to </text:span><text:span text:style-name="T51">Mus</text:span><text:span text:style-name="T59">, there is still only one tandem </text:span><text:span text:style-name="T60">(</text:span><text:span text:style-name="T59">I verified that by blasting the 8 sub-tandem nucleotide sequences of </text:span><text:span text:style-name="T51">Mus</text:span><text:span text:style-name="T59"> in the rat genome, and always get the same hit</text:span><text:span text:style-name="T60">). </text:span></text:p>
      <text:p text:style-name="P4"><text:span text:style-name="T63">Moreover, </text:span><text:span text:style-name="T61">Lilue et al. </text:span><text:span text:style-name="T63">(</text:span><text:span text:style-name="T61">2013</text:span><text:span text:style-name="T63">)</text:span><text:span text:style-name="T61"> found the following </text:span><text:span text:style-name="T63">(as you can see in </text:span><text:span text:style-name="T66">Panel A</text:span><text:span text:style-name="T63">)</text:span><text:span text:style-name="T61">:</text:span></text:p>
      <text:p text:style-name="P3"><text:span text:style-name="T9">- Mus musculus </text:span><text:span text:style-name="T50">castaneus </text:span><text:span text:style-name="T58">b2b1, b</text:span><text:span text:style-name="T61">8</text:span><text:span text:style-name="T58">b</text:span><text:span text:style-name="T61">9</text:span><text:span text:style-name="T58">, and b4</text:span><text:span text:style-name="T61">b5*</text:span><text:span text:style-name="T58"> </text:span><text:span text:style-name="T60">(</text:span><text:span text:style-name="T63">the latter </text:span><text:span text:style-name="T58">only in MSM</text:span><text:span text:style-name="T60">)</text:span></text:p>
      <text:p text:style-name="P2"><text:span text:style-name="T9">- Mus musculus </text:span><text:span text:style-name="T8">domesticus</text:span><text:span text:style-name="T50"> </text:span><text:span text:style-name="T58">has b2b1, b</text:span><text:span text:style-name="T61">8</text:span><text:span text:style-name="T58">b</text:span><text:span text:style-name="T61">9</text:span><text:span text:style-name="T58">, and b</text:span><text:span text:style-name="T61">3</text:span><text:span text:style-name="T58">b</text:span><text:span text:style-name="T61">5</text:span></text:p>
      <text:p text:style-name="P4"><text:span text:style-name="T9">- Mus musculus musculus</text:span><text:span text:style-name="T50"> </text:span><text:span text:style-name="T58">has b2b1 and b</text:span><text:span text:style-name="T61">8</text:span><text:span text:style-name="T58">b</text:span><text:span text:style-name="T61">9</text:span><text:span text:style-name="T57"> </text:span><text:span text:style-name="T60">(</text:span><text:span text:style-name="T63">the latter </text:span><text:span text:style-name="T58">only in PWK</text:span><text:span text:style-name="T60">)</text:span></text:p>
      <text:p text:style-name="P4"><text:span text:style-name="T60"/></text:p>
      <text:p text:style-name="P3"><text:span text:style-name="T61">M</text:span><text:span text:style-name="T58">y hypothesis is that these duplication events occurred separately in each </text:span><text:span text:style-name="T52">Mus musculus</text:span><text:span text:style-name="T58"> subspecies, and got “merged” by lab strain formation, </text:span><text:span text:style-name="T63">as follows:</text:span></text:p>
      <text:p text:style-name="P10"><text:span text:style-name="T61">In </text:span><text:span text:style-name="T53">Mus musculus </text:span><text:span text:style-name="T61">ancestor of all subspecies: b</text:span><text:span text:style-name="T60">2b1 → b2b1 + </text:span><text:span text:style-name="T58"><text:s/>b</text:span><text:span text:style-name="T61">8</text:span><text:span text:style-name="T58">b</text:span><text:span text:style-name="T61">9</text:span></text:p>
      <text:p text:style-name="P11"><text:span text:style-name="T61">In </text:span><text:span text:style-name="T53">M. m. castaneus</text:span><text:span text:style-name="T61">: </text:span><text:span text:style-name="T58">b</text:span><text:span text:style-name="T61">8</text:span><text:span text:style-name="T58">b</text:span><text:span text:style-name="T61">9</text:span><text:span text:style-name="T56"> → </text:span><text:span text:style-name="T58">b</text:span><text:span text:style-name="T61">8</text:span><text:span text:style-name="T58">b</text:span><text:span text:style-name="T61">9</text:span><text:span text:style-name="T56"> + b4b5*</text:span></text:p>
      <text:p text:style-name="P12"><text:span text:style-name="T56">In </text:span><text:span text:style-name="T49">M. m. domesticus</text:span><text:span text:style-name="T56">: </text:span><text:span text:style-name="T58">b</text:span><text:span text:style-name="T56">8</text:span><text:span text:style-name="T58">b</text:span><text:span text:style-name="T56">9</text:span><text:span text:style-name="T60"> → </text:span><text:span text:style-name="T58">b</text:span><text:span text:style-name="T56">8</text:span><text:span text:style-name="T58">b</text:span><text:span text:style-name="T56">9</text:span><text:span text:style-name="T60"> + </text:span><text:span text:style-name="T58">b</text:span><text:span text:style-name="T56">3</text:span><text:span text:style-name="T58">b</text:span><text:span text:style-name="T56">5</text:span></text:p>
      <text:p text:style-name="P12"><text:span text:style-name="T60">In lab mice: </text:span><text:span text:style-name="T56">integration of several genomes, both</text:span><text:span text:style-name="T60"> b4b5* </text:span><text:span text:style-name="T56">and</text:span><text:span text:style-name="T60"> b3b5</text:span></text:p>
      <text:p text:style-name="P31"/>
      <text:p text:style-name="P13"><text:soft-page-break/><text:span text:style-name="T67">Frank’s analysis </text:span><text:span text:style-name="T68">(on the nucleotide level) </text:span><text:span text:style-name="T67">does not detect b8, b9, b4 and b3 in </text:span><text:span text:style-name="T55">M. glareolus</text:span><text:span text:style-name="T67">, which supports my results. </text:span><text:span text:style-name="T68">Nevertheless he found 2x b1 and 2x b2, </text:span><text:span text:style-name="T69">which I don’t understand. </text:span><text:span text:style-name="T92">Any thoughts?</text:span></text:p>
      <text:p text:style-name="P60"><text:span text:style-name="T104"/></text:p>
      <text:p text:style-name="P61"><text:span text:style-name="T104">I</text:span><text:span text:style-name="T103">rgm1, m2, m3: </text:span><text:span text:style-name="T106">not detected in </text:span><text:span text:style-name="T107">M</text:span><text:span text:style-name="T106">. glareolus by orthoFinder. </text:span><text:span text:style-name="T107">Blastn give me a single nice hit for m1 </text:span><text:span text:style-name="T108">(position in reference genome </text:span><text:span text:style-name="T109">LR761981.1:514279-515483</text:span><text:span text:style-name="T110">) </text:span><text:span text:style-name="T108">but it’s not a coding sequence (if I align, it does not shows a M)</text:span><text:span text:style-name="T107">. </text:span><text:span text:style-name="T108">The matches I got for m2 and m3 are bad, and fall within the same position! </text:span></text:p>
      <text:p text:style-name="P61"><text:span text:style-name="T97"/></text:p>
      <text:p text:style-name="P61"><text:span text:style-name="T105">Irgb6</text:span></text:p>
      <text:p text:style-name="P19">Emanuel (translated, forgive my bad German) wrote: “My interpretation: IRG6 existed in the common ancestor of Mus and (Myodes Microtus) in 2 paralogs: IRG6-1 and (IRG6-2/3). In Mus IRG6-2/3 was lost. In Myodes there was a gene duplication (the resolution at the point in the tree is not given, but that doesn't matter, I think we can assume that it is rather an expansion in Myodes, otherwise the corresponding paralog would have been lost several times, in Mus and Microtus). I am sure that Myodes-Irgb6-1 is the ortholog of Mus-Irgb6. (Even if it looks a little bit strange for Microtus in the [Myodes-Irgb6-1 Mus-Irgb6]clade, this is not interesting for now).”</text:p>
      <text:p text:style-name="P19"/>
      <text:p text:style-name="P19">My analysis shows something similar <text:span text:style-name="T135">(</text:span><text:span text:style-name="T72">Panel B</text:span><text:span text:style-name="T135">)</text:span>. We can hypothesize the following:</text:p>
      <text:p text:style-name="P14"><text:span text:style-name="T10">Irg</text:span><text:span text:style-name="T16">b</text:span><text:span text:style-name="T10">6-ancestral gene → duplication, in Myodes gave the “M. glareolus no homology found” + “Irgb6-b6*-like”, </text:span><text:span text:style-name="T11">and in Mus the </text:span><text:span text:style-name="T12">[</text:span><text:span text:style-name="T11">Irgb6 and Irgb6*</text:span><text:span text:style-name="T12">]</text:span><text:span text:style-name="T11"> ancestor, and a second gene that got lost. </text:span><text:span text:style-name="T65"><text:s/></text:span></text:p>
      <text:p text:style-name="P20"/>
      <text:p text:style-name="P42"><text:span text:style-name="T127">Position on genome of orthologous found by orthoFinder (assembly <text:s/></text:span><text:span text:style-name="T113">ASM436859v1</text:span><text:span text:style-name="T112">)</text:span><text:span text:style-name="T114"><text:tab/></text:span><text:span text:style-name="T115">(</text:span><text:span text:style-name="T116">Reminder: O</text:span><text:span text:style-name="T115">rthoFinder </text:span><text:span text:style-name="T116">analysis</text:span><text:span text:style-name="T115"> was based on a different genome, very fragmented, </text:span><text:span text:style-name="T116">so I had to match both genomes</text:span><text:span text:style-name="T115">)</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1">Orthology</text:p>
          </table:table-cell>
          <table:table-cell table:style-name="Table1.A1" office:value-type="string">
            <text:p text:style-name="P51">Gene in <text:span text:style-name="T129">ASM436859v1</text:span></text:p>
          </table:table-cell>
          <table:table-cell table:style-name="Table1.A1" office:value-type="string">
            <text:p text:style-name="P51"><text:span text:style-name="T131">Gene</text:span> in <text:span text:style-name="T129">ASM436859v1</text:span></text:p>
          </table:table-cell>
          <table:table-cell table:style-name="Table1.A1" office:value-type="string">
            <text:p text:style-name="P53">Blastn full scaffold of <text:span text:style-name="T129">ASM436859v1</text:span> in <text:span text:style-name="T131">GCA_902806735.1 </text:span></text:p>
          </table:table-cell>
          <table:table-cell table:style-name="Table1.E1" office:value-type="string">
            <text:p text:style-name="P52"><text:span text:style-name="T132">Possible p</text:span>osition <text:span text:style-name="T131">in GCA_902806735.1</text:span> </text:p>
          </table:table-cell>
        </table:table-row>
        <table:table-row>
          <table:table-cell table:style-name="Table1.A2" office:value-type="string">
            <text:p text:style-name="P30">Irga6/<text:span text:style-name="T130">a2</text:span></text:p>
          </table:table-cell>
          <table:table-cell table:style-name="Table1.A2" office:value-type="string">
            <text:p text:style-name="P30">ENSMGLG00005004332.1</text:p>
          </table:table-cell>
          <table:table-cell table:style-name="Table1.A2" office:value-type="string">
            <text:p text:style-name="P30">MULK01015483.1:5800-7056</text:p>
          </table:table-cell>
          <table:table-cell table:style-name="Table1.A2" office:value-type="string">
            <text:p text:style-name="P28"><text:span text:style-name="T125">LR761921.1-21852161:21844536</text:span></text:p>
          </table:table-cell>
          <table:table-cell table:style-name="Table1.E2" office:value-type="string">
            <text:p text:style-name="P56">P13</text:p>
          </table:table-cell>
        </table:table-row>
        <table:table-row>
          <table:table-cell table:style-name="Table1.A2" office:value-type="string">
            <text:p text:style-name="P30">Irga3.1</text:p>
          </table:table-cell>
          <table:table-cell table:style-name="Table1.A2" office:value-type="string">
            <text:p text:style-name="P30">ENSMGLG00005001532.1</text:p>
          </table:table-cell>
          <table:table-cell table:style-name="Table1.A2" office:value-type="string">
            <text:p text:style-name="P30">MULK01005632.1:1337-3900</text:p>
          </table:table-cell>
          <table:table-cell table:style-name="Table1.A2" office:value-type="string">
            <text:p text:style-name="P28"><text:span text:style-name="T124">LR761921.1-21911340:21909783</text:span></text:p>
          </table:table-cell>
          <table:table-cell table:style-name="Table1.E2" office:value-type="string">
            <text:p text:style-name="P54">P16</text:p>
          </table:table-cell>
        </table:table-row>
        <table:table-row>
          <table:table-cell table:style-name="Table1.A2" office:value-type="string">
            <text:p text:style-name="P29">Irga3.2</text:p>
          </table:table-cell>
          <table:table-cell table:style-name="Table1.A2" office:value-type="string">
            <text:p text:style-name="P30">ENSMGLG00005004269.1</text:p>
          </table:table-cell>
          <table:table-cell table:style-name="Table1.A2" office:value-type="string">
            <text:p text:style-name="P29">MULK01016614.1:2274-3833</text:p>
          </table:table-cell>
          <table:table-cell table:style-name="Table1.A2" office:value-type="string">
            <text:p text:style-name="P28"><text:span text:style-name="T124">LR761921.1-22083914:22081574</text:span></text:p>
          </table:table-cell>
          <table:table-cell table:style-name="Table1.E2" office:value-type="string">
            <text:p text:style-name="P54">P<text:span text:style-name="T133">22</text:span></text:p>
          </table:table-cell>
        </table:table-row>
        <table:table-row>
          <table:table-cell table:style-name="Table1.A2" office:value-type="string">
            <text:p text:style-name="P29">Irga3.3</text:p>
          </table:table-cell>
          <table:table-cell table:style-name="Table1.A2" office:value-type="string">
            <text:p text:style-name="P29">ENSMGLG00005006912.1</text:p>
          </table:table-cell>
          <table:table-cell table:style-name="Table1.A2" office:value-type="string">
            <text:p text:style-name="P29">MULK01015129.1:23-1243</text:p>
          </table:table-cell>
          <table:table-cell table:style-name="Table1.A2" office:value-type="string">
            <text:p text:style-name="P28"><text:span text:style-name="T124">LR761921.</text:span><text:span text:style-name="T126">1-</text:span><text:span text:style-name="T124">22169753:22173573</text:span></text:p>
          </table:table-cell>
          <table:table-cell table:style-name="Table1.E2" office:value-type="string">
            <text:p text:style-name="P57">P24</text:p>
          </table:table-cell>
        </table:table-row>
        <table:table-row>
          <table:table-cell table:style-name="Table1.A2" office:value-type="string">
            <text:p text:style-name="P29">Irga3.4</text:p>
          </table:table-cell>
          <table:table-cell table:style-name="Table1.A2" office:value-type="string">
            <text:p text:style-name="P29">ENSMGLG00005011515.1</text:p>
          </table:table-cell>
          <table:table-cell table:style-name="Table1.A2" office:value-type="string">
            <text:p text:style-name="P30">MULK01024188.1:979-2220</text:p>
          </table:table-cell>
          <table:table-cell table:style-name="Table1.A2" office:value-type="string">
            <text:p text:style-name="P28"><text:span text:style-name="T124">LR761921.1-22000572:21979076</text:span></text:p>
          </table:table-cell>
          <table:table-cell table:style-name="Table1.E2" office:value-type="string">
            <text:p text:style-name="P55">P18</text:p>
          </table:table-cell>
        </table:table-row>
        <table:table-row>
          <table:table-cell table:style-name="Table1.A2" office:value-type="string">
            <text:p text:style-name="P29">Irga3.5</text:p>
          </table:table-cell>
          <table:table-cell table:style-name="Table1.A2" office:value-type="string">
            <text:p text:style-name="P30">ENSMGLG00005019624.1</text:p>
          </table:table-cell>
          <table:table-cell table:style-name="Table1.A2" office:value-type="string">
            <text:p text:style-name="P30">MULK01022989.1:906-8262</text:p>
          </table:table-cell>
          <table:table-cell table:style-name="Table1.A2" office:value-type="string">
            <text:p text:style-name="P28"><text:span text:style-name="T124">LR761921.1-</text:span><text:span text:style-name="T126">2</text:span><text:span text:style-name="T124">2096320:22104606</text:span></text:p>
          </table:table-cell>
          <table:table-cell table:style-name="Table1.E2" office:value-type="string">
            <text:p text:style-name="P57">P23</text:p>
          </table:table-cell>
        </table:table-row>
        <table:table-row>
          <table:table-cell table:style-name="Table1.A2" office:value-type="string">
            <text:p text:style-name="P30">Possible cousin Irgb6/<text:span text:style-name="T130">b6*</text:span></text:p>
          </table:table-cell>
          <table:table-cell table:style-name="Table1.A2" office:value-type="string">
            <text:p text:style-name="P30">ENSMGLG00005002992.1</text:p>
          </table:table-cell>
          <table:table-cell table:style-name="Table1.A2" office:value-type="string">
            <text:p text:style-name="P29">MULK01016455.1:417-1992</text:p>
          </table:table-cell>
          <table:table-cell table:style-name="Table1.A2" office:value-type="string">
            <text:p text:style-name="P27"><text:span text:style-name="T124">LR761981.1:476399-477570</text:span></text:p>
          </table:table-cell>
          <table:table-cell table:style-name="Table1.E2" office:value-type="string">
            <text:p text:style-name="P58">P6</text:p>
          </table:table-cell>
        </table:table-row>
        <table:table-row>
          <table:table-cell table:style-name="Table1.A2" office:value-type="string">
            <text:p text:style-name="P29">Irgb6/<text:span text:style-name="T130">b6*</text:span></text:p>
          </table:table-cell>
          <table:table-cell table:style-name="Table1.A2" office:value-type="string">
            <text:p text:style-name="P29">ENSMGLG00005013711.1</text:p>
          </table:table-cell>
          <table:table-cell table:style-name="Table1.A2" office:value-type="string">
            <text:p text:style-name="P29">MULK01026518.1:1397:3638</text:p>
          </table:table-cell>
          <table:table-cell table:style-name="Table1.A2" office:value-type="string">
            <text:p text:style-name="P27"><text:span text:style-name="T124">LR761979.1:6850586-6846785</text:span></text:p>
          </table:table-cell>
          <table:table-cell table:style-name="Table1.E2" office:value-type="string">
            <text:p text:style-name="P54">P1<text:span text:style-name="T134">0</text:span></text:p>
          </table:table-cell>
        </table:table-row>
        <table:table-row>
          <table:table-cell table:style-name="Table1.A2" office:value-type="string">
            <text:p text:style-name="P29">Irgbtandem</text:p>
          </table:table-cell>
          <table:table-cell table:style-name="Table1.A2" office:value-type="string">
            <text:p text:style-name="P29">ENSMGLG00005015930.1</text:p>
          </table:table-cell>
          <table:table-cell table:style-name="Table1.A2" office:value-type="string">
            <text:p text:style-name="P29">MULK01022427.1:25:6481</text:p>
          </table:table-cell>
          <table:table-cell table:style-name="Table1.A2" office:value-type="string">
            <text:p text:style-name="P26"><text:span text:style-name="T124">LR761981.1:511744-512859</text:span></text:p>
          </table:table-cell>
          <table:table-cell table:style-name="Table1.E2" office:value-type="string">
            <text:p text:style-name="P54"><text:span text:style-name="T133">P7</text:span></text:p>
          </table:table-cell>
        </table:table-row>
      </table:table>
      <text:p text:style-name="P33"><text:span text:style-name="T128"/></text:p>
      <text:p text:style-name="P32"><text:span text:style-name="T128"/></text:p>
      <text:p text:style-name="P49"><text:span text:style-name="T128">Fasta results</text:span>:</text:p>
      <text:p text:style-name="P32"/>
      <text:p text:style-name="P44">&gt;<text:span text:style-name="T89">P1_</text:span><text:span text:style-name="T90">unknown_mgl</text:span> <text:span text:style-name="T111">GCA_902806735.1 </text:span>LR761981.1:388299-389540</text:p>
      <text:p text:style-name="P43">TGGCTTGGGCCTCCAGCATCAatgaattctttaagaattttaagagGGAAAGCCAAATCCTCTCTGAAGAAACCATTGCCTTGATTAAATCCCACATCGAGAACAGAAACCTCCAGGAAGCACTTTCTGTAATCCACAGTGCACTGAGTGACATCGAGAATGCCTCCCTGAACATTGCTGTGACAGGGGAGACAGGATCGGGGAAGTCCTCGTTCATCAATGCCCTGAGAGGGGTGGGGCATGAAGAAGAAGGTGCAGCCCGCACTGGGGCGACAGAAACCACCATGAAGAGAACTCCTTACCTACACCCAAAGCTTCCCCAGGTGACAATATGGGACCTGCCTGGCATTGGATCCACTTCCTTCCCACCAGAGAAGTACCTAACAGAAATGAAGTTTGGTGAATATGACTTCTTCATTATCATTTCTACTTCACGCTTCAAAGAAAATGATGCCCAGCTAGCCAAAGCCATTGAAAGGATGAACATGAATTTCTACTTTGTCAGAGCCAAGATAGATAGTGACATATATAATGAAAAGAGGAGTAAACCTAAGGCTTTCAATGAGGAGAAAGTCCTGAAGAATATTCTAGAAGAATGTTCACGTCATCTCAAGGAGGCTCTCTCCAGTGAGCCTCCAGTCTTCTTAGTCTCTAACTTTGATACATCTAAGTATGACTTCCCAAAACTGGAAAGCAAACTTCTATATGATCTCCCAGCCCACAAGCGCCATGTCTTCATGCTGTCCTTGAGCAGTGTTACTGAGGCCACCATTAACCTCAAGAGAGATTCCCTGAAGCAGAAAGTCTTCCTAGAGGCCCTGAAGGCTGGAGCATGGGCCACCATTCCATTTGTTGGCATGATCAGGGATGAGTTAGAGGATCTGGATGAAACATTCAATCTCTTCAGGTCTTACTTTGGGCTGGATGATGCCTCACTGGAAGAGATTGCTAAAGATTTTAACATGTCTGTGGCTGAATTCAAGGTGCACCTTCGGTTTCCCCATTTGTTTACAGAAGATGACGATGTGTCCTTAGGGAGAAAACTATTGAAATATATCCAAAAGTTTTCCTCAGTTACTGGTGGTCCCGTTGCTGCTGGCATTTATTTCAAAAAGTCTTACTATTTGCAGAATCTCTTTATTGATGCTGCAGCAAATGATGCCATAGCTCTTCTTAATAAGGAAAGTCTTTTAGAAAACAAGGTGGGACCATATGTATCTAAGCCCCCCGATTACTGGGAA</text:p>
      <text:p text:style-name="P44">&gt;<text:span text:style-name="T89">P2-</text:span><text:span text:style-name="T90">Irgb1/b8-like_mgl</text:span> <text:span text:style-name="T111">GCA_902806735.1</text:span> LR761981.1:399157-399804</text:p>
      <text:p text:style-name="P43">GGGAAGTCAAAGTCAGACACATCAAAGTTAGAGACTAAGAAGACTGGAGGTTCCTGCTGGGTCACTTCCTTAAGTATACTTGAGATGGAATTTCGAATCTGCTTTAAGGTGTTCTCTTTATTGAATCTCTGAGGATTACACTGTTTTTGAGCCATTAGATCATTGTCTGTGTGGGTTTGAACAAAATAGAAACGCCTATTCACTTGCACGATGGCTTTGGCTAGTTCTGCGTCATTGTGTTTAAAGCGTCCAGAAGAGACAATAATGAAGAAGTCATACTCCTCAAACTTGATTTTCTTCAGATAATCATGTGGTTGGAAGGCAGTGGACCCGATGCCCGGCAGGTCCCACAGTGTCACACTGGGAACCTTGGAGTATGGGTATGCTGTTCTctcagtggtggtacatgtcacTCCGGTGGAAGCAGCCGCACCCTCTTCATCAGGCCCCACTCCCTGTAGAGCATTGATGAGACTGGATTTTCCAGCCCCAGTCTCCCCCATCACTGCAATGCTCAGTGGGGCTTTCTCGATGTCACTGAGAGCATCGCTGATTGCAGATACTGCTCCCCGCAGGTTCCCTTCCTCTAGGTATGATCCAATCAAGGCGATTAATTCCTGAGACATGATTTTGGTTTCCATCTTGAA</text:p>
      <text:p text:style-name="P45">&gt;<text:span text:style-name="T89">P3-</text:span><text:span text:style-name="T90">Irgb2/b9-like_mgl</text:span> <text:span text:style-name="T111">GCA_902806735.1</text:span> LR761981.1:404711-405952</text:p>
      <text:p text:style-name="P43">TCCCAGTAATCAGGAGGCTTAGATACATAAGGTCCCACCTTCTCTTCAAAAAGAGCTTCCTTATTAAGAAGAGCTATGGCATCATTTGCTGCAGCATCAATAAAGAGATTCTGCAGATAGTAAGACTTTTTGAAATAAAAGCCAGCAGAAATGGGACCACCAATAACTGAGGAAATAATCTGGATATATTTCCATAGTTTTCTCCCTAAAGACACATCGTCATCTTCTTCAAACAAATGGGGAAACCGAAGGTGCACCTTGAATGCAATCAGAGGCATGCGAAAATCTTTTGCAATCTCTTCCAGTGAGGCATCATCCAGCCCAAAGTAAGACCTGAATTGATTGAATGTTTCATCCAGATCCTCTAACTCATCCCTGATCAAGCCAACAAATGGAATGGTGGCCCATGCTCCAGCCTTCAGGGCCTCTAGGAAGACTTTCTGCTTCAGGGAATCTCTCTTGAGGTTAATGGTGGCCTCAGTAACACTGCTCAAGGACAGCATGAAGACATGGCGCTTGTGGGCTGGGAGATCAAATAGGAGTTTGCTTTCCAGTATTGGGAAGTCATGCTTAGACGTATCAAAGTTAGAGACTAAGAAGACTGGAGGCTCACTGGAGAGAGCCTCCTTGAGATGACGTGAACATTCTTCTAGAATATTCTTCAGGACTTTCTTCTCGTTGAAAGCTTTAGGTTTGCTCGTCTTTTCATTATATATGTCGCTGTCTATCTTGGCTCTGACAAAGTAGAAATTCATGTTCATCCTTGCGATGGCTTTGGCTAGCTGGGCATCATTTTCTTTGAAGCGTGAAGTAGAGATGATAATGAAGAAGTCATACTCACCAAACTTCATTTCTGTTAGGTACTTCTCTGGTGGAAAGGAAGTGGATCCAATGCCAGGCAGGTCCCATAGTGTCACCTGGGGAAGCTTTGGGTGTAGATAAGGAGTTCTCTCTGTGGTGGTTTCTGTCGCCCCAGTGCGGGCTGCTCCTTCTTCTTCATGCCCCACCCCTCTCAGGGCATTGATGAATGAGGACGTCCCCGACCCTGTCTCCCCTGTCACAGCAATGTTCAGGGAGGCATTCTCGATGTCGCTCAGTGCACTGTGGATTACAAAAAGTGCTTCCTGGAGGTTTCCGTTCTCAATGTGGGATTTAATCAAGGTAATGGTTTCTTCAGAGACGATTTGGCTTTCCctcttaaaattcttaaagaattcatCGATGCATGAGGCCCAAGCCAT</text:p>
      <text:p text:style-name="P45">&gt;<text:span text:style-name="T89">P4 </text:span><text:span text:style-name="T90">unknown_mgl</text:span> <text:span text:style-name="T111">GCA_902806735.1</text:span> LR761981.1:428473-429700</text:p>
      <text:p text:style-name="P43"><text:soft-page-break/>TCCCAGTAATCAGGGGGCTGAGATATATATGGTTCCACCTCGTTTTCTAAAAGATCTTCCTTATTAAGAAGAGCTATGGCATCATTTGCTGCAGCATCAATAAAGAGATTCTGCAAATAGTAAGCCTGACCCAAATAAAAGCCAGTAGCGACTGGACCACCAGTAACTGAAGAAATGTGATGGATATATTTCCACAGTTTGTCCTCTAAGGACTCATTGTTCTTCTGTGTAAACAAATGGGGAAACCGAAGGCGTGCCTTGAGTGTATTGACAGGTGTGTTAAATTTCTTGGCAATGTTTTCCAGTGAGGCATCATCCAGGCCAAAGCAAGACTTGTAGAGATTGAATGTTTCATCCAGGTTCTCAATGTCATCCATGATCATGCCACCAAGTGGAATGGTGGCCAGTACTCCAGTCTTCAGGGCCTCTAGGAAGGCTTTCTGCTTCAGGGAATCTCTCTTGAGGTTAATGGTGGCCTCAGTAACGCTGCTTAAGGACAGCATGAAGACATGGCGCTTGTGGGCTGGGAGCTCTCTCAGTAGGGTGTTCTGCAGCTCTGGGAAGTCAAAGTCGGACTAATCAAAGCTAGAGACTAAGAAGATTCGAGGCTCACTGGAGAAAGTCTTCTGGAGATGTCTTGAACAGTCACCTCGGATTTTCGTCAGGACATTCTCCTTATTGAAAGTCTTAGGTTTACTCTTCTGTTCATTATCTATGTCAGTATCTATCTTGGTTCGGACAAAGTAGAAATTCATATTCATCTTGGTGATGGCTTTGGCTAGCTGGGCATCATTTTCTTTGAAGCGTGTAGCCGAGATGATAATAAAGAAGTCATATTGACCAAACTTCATTTCTGTTAGGTAGTTTTCTGGTGGGAAGGAAGTGGACCCAATGCCAGGCAGGTCCCATAGTGTCACCTGGGAAAACATTGGGTGCAGGTACGGAATTCTTTTCAAGGTTGTCTCTGTCACCCCAGTGGGGGCTGCACCTACGTCTTCCTGCCCCAAACCTCTCAGGGCATTGATGAACGTGGACttccctgtccctgtctccccTGTCACAGCAATGTTCAGAGGTGCATTCTCGATGTCTCTCAGTGCATTGTGGATTACAGAAAGTGCTTTCTCGAGCCTATTTGTCTCAGTGTAGTGTTTAATCAAGATGATGTTTTCCTCAGAGAGGATTTGGCTTTCCctcttaaaattcttaaagaatgcATCAAAGCTG</text:p>
      <text:p text:style-name="P47">&gt;<text:span text:style-name="T137">P5 </text:span>Irgd-<text:span text:style-name="T137">like</text:span>_mgl P5 <text:span text:style-name="T111">GCA_902806735.1</text:span> LR761981.1:452516-453778</text:p>
      <text:p text:style-name="P43">TGGATGACTtcatctcagccttcctgaagaaTGCTTCTGGAAAGAATTTCCAAAAACTGTCCATGGAATTCCTGCCTCATTACTCTGCATTAGTCAGTAAGGTAGGAGGCATACTCTCTCCAGAAACTCTCGGCTGTATTCAAAAGGCCATCCGGGAGGGAAAACTGAGTGACTTGGTGGGCCAGATTCAGGAAGCACTGGCTGCCGCAGAAAAGGCTTCCTTGGCGATCGCTGTCATCGGGGAGTCTGGGGCTGGCAAGTCCAGCTTCATAAATGCCCTCCGAGGGCTGAGCCACGAAGCAGAGGAGTCAGCTACTGTTGGGGTTGTGGAGACTACTATGCACAGAACCCCCTATCAACATCCGAAATATCCCCAAGTGACCTTCTGGGACCTGCCTGGAACCGGGACTCCCAATTTCCTTTCAGACACTTACCTAGAAAAAGTGGAGTTTGCTAGCTATGACTTCTTCATCATCATTTCTTCCTCTCGGTTCAGTGTCAATGATGCTCTCCTGGCCCAGAAAATCAAGGATGTGGGAAAGAAATTCTACTTTGTTAGAACCAAAGTGGACAGTGACTTATATAACGAAGAGAAAACTAAGCCTACAACCTTCAAAAAGGAGAGGGTCCTTCAGCAGATCCGAGACTACTGTCTGGCTAATCTCAGCGACATTGGAGTGTCTGAACCGCGCATCTTCTTGATCTCCAACTTTGATCTGGCTGACTTCGACTTCCCAAAGCTGGAGGAAACTTTACTGATGGAGCTCCCCGGGCACAAGCGCCATACGTTTGCTCTGCTGCTGCCCAATATCGCTGATGCTTCCATTGAGATAAAGAGAAATTTTCTCAAGGAGAAGATCTGGCTGGAGGCCTTGAAGTCAGCAGCTCAGTCTTTCATCCCCTTCATGCCCTTCTTGAATGGCTTCAACTTGCCTGAACAGGAACAGTGCTTGAAGGATTACCGACGGTATTTTGGCTTGGATGATAAATCGATTGAAGAGATTGCTGCACAGCTGGGCACGTCTGTGGAAGACATCAGGGGCTCCCTCAAGTGCTTGGATTTCTGGTCCCTTGTGAAGGATGACAGCATAGCAGCAAAAATCGTGAAGGGTGCTGAGTCTTTTTATGCCGTGGAAGGAGGTCCTGGGTCTTCTGTCATTCAGGGTTTGAAAGTCTACATTCTACGGTTAAAATTCCTTGACATGGTGGCTGATGATGCTAAGTGTCTCTTGAACATGATAAAAGCAGGAAATACTGCCTAG</text:p>
      <text:p text:style-name="P44">&gt;<text:span text:style-name="T89">P6 </text:span><text:span text:style-name="T91">Irgb6cousin_mgl</text:span> <text:span text:style-name="T111">GCA_902806735.1</text:span> LR761981.1:476421-477595</text:p>
      <text:p text:style-name="P43">tctttaagaattttaagagGGAAAGCCAAATCCTCTCTGAGGAAAACATCATCTTGATTAAATCCTACACTGAGACAAATAGGCTCCAGAAAGCACTTTCTGTAATCCACAATGCACTGAGAGACATCGAGAATGCACCTCTGAACATTGCTGTGACAggggagacagggacagggaaGTCCACGTTCATCAATGCCCTGAGAGGTTTGGGGCAGGAAGATGTAGGTGCAGCCCCCACTGGGGTGACAGAGACAACCTGGGAAAGAATTCCATACCTGCACCCAAAGCTTCCCCAGGTGACACTATGGGACCTGCCTGGCATTGGGTCCACTTCCTTCCCACCAGAAAACTACCTAACAGAAATGAAGTTTGGTCAATATGACTTCTTTATTATCATCTCGGCTACACGCTTCAAAGAAAATGATGCCCAGCTAGCCAAAGCCATCACCAAGATGAATATGAATTTCTACTTTGTCCGAACCAAGATAGATATTGACATAGATAATGAACAGAAGAGTAAACCTAAGACTTTCAATAAGGAGAATGTCCTGACAAAAATCCAAGGTGATTGTTCAAGGCATCTCCAGCAGGCTCTCTCCAGTGAGCCTCGAATCTTCTTAGTCTCTAGCTTTGATGTGTCCGACTTTGACTTCCCAGAGCTGCAGAACACCCTACTGAGAGAGCTCCCAGCCCACAAGCGCCATGTCTTCATGCTGTCCTTGAACAGTGTTACTGAAGAAATCATTAACCTCAAGAGAGATTCCCTGAAGCAGAAAGTCTTCCTAGAGGCCCTGAAGGTTGGAGTACTGGCTGCCATTCCACTTGGCGGCATGATTATGAATGACATTGAGAACCTGGATGAAACGTTCAATCTCTACAAGTCTTACTTTGGCCTGGATGATGCCTCACTGAAAAACATTGCCAAGAAATTTAACACACCTGTCAATACACTCAAGGCACGACTTCGGTTTCCCCATTTATTTACACAGAACGATGAGTCCTTAGAGGACAAACTGCGGAAATATATCCATCACATTTCCTCAGTTAC<text:soft-page-break/>TGGTGGTCCTGTTGCTGCCGGCATTTATTTCAAAAAGTCTTACTATTTGCAGAATCTCTTTATTGATGCTGCAGCAAATGATGCCATAGCTCTTCTTAATATGAAAGATCTTTTAGAAAACAAGGA</text:p>
      <text:p text:style-name="P47">&gt;<text:span text:style-name="T137">P7 </text:span>Irgm1/m2-<text:span text:style-name="T137">like</text:span>_mgl P7 <text:span text:style-name="T111">GCA_902806735.1</text:span> LR761981.1:514279-515483</text:p>
      <text:p text:style-name="P43">CGCTACTCCCCAACATGGCAGAGACTCCTTATGCTCCGCTGAAGTCGTCCTTCCCGTTTGCCACGTCGTATCAGACAGGGGACAGCACTTTACATGAACTCAATAGGACCGTTGAAAGGGCCTTGAAAGAAGGGAAATTGCTGGACGTGGTACATGGGATCAAGCAGACCGTGGAAACATTGTCCCAAACGCCAGTGAACATCACCGTGACTGGGAACTCGGGCAATGGCATGTCTTCTTTCATCAATGCACTCCGAATCATTGGCCATGAGGAAGATGACTCAGCTCCCAGTGGGGTGGTGAGGACCACCCAGACACGGGCTAAGTACTCCTCATCCCACTTCCCCAATGCGATACTGTGGGACCTGCCTGGCCTGGGGGCCACAGCCCAAACCATAGATAGCTATAGGGAAGAGATGGAATTCAGCATGTATGATTTATTCATCATCATCGCCTCTGAGCAGTTCAGTTCGAACCACGTAAATCTTGCCAAAGTCATCCAGGGGATGGGAAAGAGGTTCTATATTGTCTGGACCAAGCTGGACAGGGACCTCAGGCCACATGCCCATTCAGAGACCCCACTCGTGCAGACTATCCGGGAGAATATTCAGAAGGAACTCCAGAAGGAGAGAGTGAATGAACCACCCATATTCCTGGTATCCAGTCTAGACCCTTTACTATATGACTTCCCAAGGCTTAGAGACACACTGCATAAAGACCTCTCCAACATCAGATGCTGTGGGCCCTTAAGCACTCTGTCGAGCGCCTTTGAGAAGACCATTGATGATAGAGCGGCCTCCCTGAGGAAGAGAATAGATGAGGGATGTTCGGAGTGCCCTCTTAGCATCAGGGATAATGAAGATGTGAGAGAATGTCTGAGAACATACCGACTCAAATTTGGTGTCGACGATGAATCGCTTCAGCAGGTAGCCCAGAGTATGGGGACAGTAGTCCAAGTGTACAAGGCCGACATGAAGTCCCAAACCCTGCACACCCTCCGCAGAGGGGACTGGAGACTGAGACTGATGACCTGTGGGTTTGTGAATGGATTCTTCCGCATTCTTAAAAATCTCCCGGGTTTTCGTCGCTGTGTCCCCTGTTTCGGACGCATGAGACACAAACGTGTACTTCTGTCAGTTGCCCAGGACACCAAGACcatcctgaagaaaatcatgaaagACTCCATCAGCCCTTCTCAAATCTA</text:p>
      <text:p text:style-name="P47">&gt;<text:span text:style-name="T137">P8 </text:span>Irgq-<text:span text:style-name="T137">like</text:span>_mgl P8 <text:span text:style-name="T111">GCA_902806735.1</text:span> LR761995.1:1408598-1409833</text:p>
      <text:p text:style-name="P43">CATTGGTTGGGCTCTGGGTGTCCCAGCACCACCTCAGCATCAGCCAGCATCTCATCCAGGGCCTGCAGCAGTACACCGTGAGCAGCACGGTAACCCAGCCCACCTGTCGCTGCTGCGCCACCCGCGGGCCATAAGAAGGAGAGTGCGCCCAGCGCCGCGCCTCCCGCTGTGCCCTCGCCGGCCCAGGACCCCAATCTGGCCTCCACCTCAGCGCGTGTCACTGGGCCCGGGAAGCGCGTGCGCGCGGCCAGCACTCCAGGAGCCAAGCCGAGGGCGCGCTCACGGCGTGCCACTGCAGTTGGTTCGAGGCCCAGGGCGCGCCGCCACTCAGCCAGCTGTCCCCGGAGAAGAGCCACGTCGCAAGCCCAGCCCAATCCTGGTACTGGGGCGGCCGCCGCCGCCAGGCTGGCCAGCAGGGCTGGCCTCCACGCTCCTGCCCGCAGCGCCGCCGCCTTCCTCCGCGCCGCCTGGGGACTTGAGGGTGGCAGCGCCAGCAGAAGCGCCCCGGCCTGAGCCGCAGGCAGTGCACGCTGCAGCCAGGTTCCCAGCCCCGGGAGACCACCTAGGCGCAGAGGGAACACCGGCGGAGGCACTTCCTCCAGCACCTCCCACTGCTCATCTTCCGGGCTCCGAGGAGCCGTGGGTCCTGAGTCCCCGGAGccagggttttcttttccttcgcTGCGTGCATCCCCTGACTTCCCGCCGCTTGCATTCTCGAGCTTCTCAGGTTTTTCTTCTTCCAGAGCCTCGGGTGGATCCTCGCCCTGGCCGTCCGTGCGCACACCGACGAGTGGAGTATCTGGGGACACCAACGAGCGGACCTGGGCCCAGTTCTCTTCGGTGGGAGCCCCAGGAGTAACGAGGATCAGGGCATCATAGTGGGTCGGGTGAGGGGGGGCGGGAGGGGATGTGGCCGTGGAGCCCAGGGGAACGGTCCAGAGCACCACGTTGGGGCGCTCTGGAGCCGGATAAGGGGTGGGTCCAGTGGGCTCCGAGGCAGGCGCAGCACCTGGGTCGCCAGGATCCAGGCCCAGTAGCATGTCCAGCACAAGTCCTACATTGGCAGCGCCGGCCACCGCCAGGTCCAGTCGCGCGCTGCCCAGGCGCTCAAGGCCAGCTCGCACCCACGATAGTGCCGCCTCCAGGCCACCGGTCTCGAAGGCCTCGCGCACAGCTTCCAGCTCTGCTGCGCCCAGCACCTCGAAGCCATCCTGGGCAGGTGGCAGGAGCCT</text:p>
      <text:p text:style-name="P47">&gt;<text:span text:style-name="T137">P9 </text:span>Irgc-<text:span text:style-name="T137">like</text:span>_mgl <text:span text:style-name="T111">GCA_902806735.1</text:span> LR761995.1:1506963-1508352</text:p>
      <text:p text:style-name="P43">TGGCAACTTCCAAGTTGCCCGCGATGTCTGAGGACGAGACCACCATCCTCATGGCCAAAGAAGAGCTGGAGGCCCTACGCACCGCCTTTGAGTCTGGCGACATCCCTCAAGCAGCCTCTCGCCTCCGGGAGCTGCTGGCCAACTCAGAGAGTACCCGGCTGGAGGTGGGCGTCACGGGCGAGTCGGGAGCCGGCAAGTCCTCCCTCATCAATGCCCTGCGTGGCCTGGGGGCCGAGGATCCTGGCGCAGCTCTCACAGGGGTCGTGGAGACCACCATGCAGCCTTCGCCTTACCCGCACCCACAGTTTCCCGACGTGACCCTGTGGGACCTGCCGGGGGCCGGCTCTCCAGGCTGCTCAGCAGACAAGTACCTGAAGCAGGTGGACTTCGGCCGCTATGACTTCTTCTTGCTCGTCTCCCCCCGTCGCTGCGGCGCCGTGGAGACCCGCCTGGCCGCGGAGATCCTGCGCCAGGGGAAGAAGTTCTACTTCGTGCGCACCAAGGTGGACGAGGATCTGGCGGCCACCCGCAGCCAGCGGCCCTCGGGCTTCAGCGAGGCCGCTGTCCTCCAGGAGATCAGGGATCACTGCGCGGAGCGGCTGCGGGCAGCCGGCCTGAACGACCCACGCATCTTCCTGGTGTCCAACCTGTCGCCAACCCGCTATGACTTCCCGATGCTCATGTCCACTTGGGAGCATGACCTGCCCGCCCACCGTCGCCACGCTGGCCTGCTCTCCCTGCCTGACATCTCGCTGGAGGCTCTGCAAAGGAAGAAGGACATGCTACAAGAGCAGGTGCTTAAGACAGCCTTGGTGTCCGGGGTCATCCAGGCCCTGCCTGTCCCTGGACTGGCAGCCGCCTACGACGACGCCCT<text:soft-page-break/>GCTCATTCGCTCTCTGCGTGGCTACCACCGCAGCTTCGGCCTAGACGATGACTCATTGGCTAAACTGGCCGAGCAGGTGGGCAAGCAGGCAGGGGACCTGCGCTCCGTCATCCGCTCCCCTCTGGCCAATGAGGTCTCACCAGAAACTGTCCTGCGGCTGTACTCTCAGTCCTCGGATGGTGCCATGCGGGTGGCCCGTGCCTTCGAGCGGGGCATCCCTGTGTTCGGAACGCTGGTGGCTGGGGGCATCAGCTTCGGCACGGTCTACACCATGCTCCAGGGCTGTCTCAATGAGATGGCTGAGGACGCCCAACGCGTCCGCATCAAGGCCCTGGAGGAAGATGAGCCCCAGGCCGAGGTGAGCTTGGAGGCGTCTGGTGACTGCGGTGTGGAAAAGCGGGTGTCCGGGGAGGGAACCAGCGAGGAAGCCCCGCTGTCCACTCGCAGGAAGCTCGGTCTTCTCCTCAAGTACATTCTTGACAGCTGGAAGAGGCGCGATTTGTCAGAAGACAAAT</text:p>
      <text:p text:style-name="P47">&gt;<text:span text:style-name="T137">P10 </text:span>Irgb10-<text:span text:style-name="T137">like</text:span>_mgl <text:span text:style-name="T111">GCA_902806735.1</text:span> LR761979.1:6847907-6848604</text:p>
      <text:p text:style-name="P43">TGGGTCAGACTTCTTCTACACCTGTTGCAGATGCCCACAATATGGTCTCCAGCTTTGATGcatttttcaaaactttcaagATGGAAAGCAAAATCATTTCTGAGGAGACCATCAGTTCAATCCAGAGGTTTATGGAGCAAGGGGACATGCAGAAAGCAATTTCTACAATCAATGCTGCTTTGGCAGAGATCGAGAAGGCCCCTCTGAGCATTGCAGTGACaggggagacaggggcaggaaaGTCTACTTTCATCAATGCCCTGCGGGGCATAGGACAAGAAGAAATTGACTCAGCTAGGAGCGGAGTGGTAGAGACCACAATGGTTAGAGAGAAGTATACCCACTCGAAGTTCCCTAACGTGACCATCTGGGATCTCCCTGGGGTCGGTTCAACTACCTTTAAACCAGaagaatatctgaaaaaaatgaagttcCAGGAGTATGACTTTTTTCTCATCATCTCAGCCACTCGCTTTAAAGAGAACGATGCCCAGTTAGCCAAGGCcattggaaaaatgaaaaagaatttctaTTTCGTTCGGACAAAAATTGATAGTGATTTGTGGAATCAGAGAAGATGTACACCCAAGACCTACAATAAGGAAAAAACCCTAGAGACTATCCGAAAAAACTGTGTGGAGAATCTCCAGAAGGCTGGCATGGCTCTCATGCCTGTCTTTTTAGTCTCTAGCATTGA</text:p>
      <text:p text:style-name="P47">&gt;P11 <text:span text:style-name="T137">Irgm3-like_mgl</text:span> <text:span text:style-name="T111">GCA_902806735.1</text:span> LR761979.1:6880383-6881542</text:p>
      <text:p text:style-name="P43">CACTTTTCGTAAACATGGCAAAATCCCTCATCAGTCCATCGTCTAAATCCAACACCACTAAAGAGTCATTCTATACCAACCAGATCCTCAGATCTCAAGAAGTCAATAAGAAAATTGGCGAGGCTGTGAAGGAGGGGAACACCCTGAAACTGATCTGTGTGGCTAATAATATAATGCAGAGTATGTCTAGACACCCAATAAGAATTGCTGTAACTGGGGACTCCGGCAATGGCATGTCATCCTTCATCAATGCTCTTAGGGAGATTGGACATGAGGAGGAGGATTCAGCTCCCACTGGGGTGGTGAGGACCACCCAGAAACCGGCCCTCTACTCCTCCTTCAAGTTTCCCAATGTGGACCTGTGGGACCTGCCTGGCACAGGGGTCACATCCCAGAGCATGGAGAACTACCTGGAAGAGATGGACTTCGACAAATATGACCTGATCATCATCATCGCTTCTGAGCAGTTCAGTTCGAATCACGTGAAGCTGGCCAAAGCCATGCAGAGCATGAGAAGGAGGTTCTATGTCGTTTGGACAAAGCTGGACAGGGACCTCAACACAAGCGCCCTCCCAGAACCCCAGCTACGGGAGAACATCcaaaaaaatatccaggaaaacCTCCAgaaggagggggtggaggagCCCCCGATATTCCTAGTATCCAACTTTAGTCCTTCTTTTGATGACTTCCAGAAACTTCGAGTCACACTGAGAAGAGACCTCTACGACATCAGGTACATAGATTCCTTAGAGACTCTTTCTGGAATCTGTGACAGGCACATCAGCGAGAAGGCGTTCTCTCTGAAGGATAGCATGCACACAAGACCCCAGGAGATAGCTGTGAACCGCATGTGTGATACTGCTGACCTCCAGGAGAGTTTTGAAAACTACCAGAAGCTCTTTGGTGTGGATGATGGGTCCCTTCAGCAGGTGGCTCAGAGGACAGGGACACTGCAGATGGGTTGCATGGCCATGAAGTTCCACCAGTTGCACACGAAGGACTGGAGGCTGAGACTCATGATGAGTTTTCCTGTGTACATGTTCCTCAAGTGTCTTGAAGTCTCATGGTGGTATGGCTTGTGGAACTTTTTCACCCGTGGCTTAAGACtctggagacagggcctcatcATTGAAATAGCTGCACAGAATGCCAAGAC</text:p>
      <text:p text:style-name="P44">&gt;<text:span text:style-name="T89">P12 </text:span><text:span text:style-name="T91">unknown_mgl </text:span><text:span text:style-name="T111">GCA_902806735.1</text:span> LR761979.1:6898122-6898648</text:p>
      <text:p text:style-name="P43">aagaCCCACAGTGAAAATTGCTGTAACTGGGGACTCCGGCAATGGCATGTCATCCTTCATCAATGCTCTTAGGGAGATTGGACATGAGGAGGAGGATTCAGCTCCCATTGGGGTGGTGAGGACCACCCAGAAACCAGTCCTATACTCCTCCTCCAAGTTTCCCAATGTGGACCTGTGGGACCTGCCTGGCACAGGGGTCACATCCCAGAGCATGGAGGACTACCTGGAAGAGATGGGCTTCGACAAATATGACCTGATCATCATCATCGCTTCTGAGCAGTTCAGTTCGAATCACGTGAAGCTGGCCAAAGCCATGCAGAGCATGAGAAGGAGGTTCTATGTCGTTTGGACAAAGCTGGACAGGGACCTCAGCATAGGTGGCCTCCCAGAACCTCAGCTACGGGAGAACATCCataaaaacatccaggaaaaccTCCAgaaggagggggtggaggagCCCCCCATATTCCTAGTATCCAACGTTAGTCCTTCTTTTGATGGCTTCCAGAAACTTAGAGACACACTG</text:p>
      <text:p text:style-name="P47">&gt;<text:span text:style-name="T137">P13 </text:span>Irga2/a6_mgl <text:span text:style-name="T111">GCA_902806735.1</text:span> LR761921.1:21849150-21850012</text:p>
      <text:p text:style-name="P43">TGGGTCAGCTGTTCTCTTCATCTAAGGATGAGCGCCACCAGGATTTGTCCTCCAGCTTTGCCGAATATTTTAAGAAGTTCAAGGTAGGAAGCAAAATTATCCCTCAGGAAACCATAGCTTCAATTGAGTTAAGCCTGTCACAAGGAAACATACAGGGGACAAACTCTTCGATCACTAATGCATTAAAAGAAATTGATAGCACCCCACTCAATGTTGCTGTGACTGGAGAATCTGGAGCAGGGAAGTCCAGCTTCATCAATGCCCTGAGAGGGATTGGGCATGAAGATGAAGGTGCAGCTGAAATAGGTGTGGTGGAAACAACCATGAGGAGACATCCCTACACACACCCCAAGATTCCCAATGTGGTTTTTTGGGACCTGCCTGGAATTGGAACCACAAATTTCCCACCCAAAGATTATctggagaaaatgaaatttaacgAGTATGATTTCTTCATCATTGTGTCTGCCACGCGCTTTAAGAAAAATGATATAGACCTTGCCAAAGCAATCAGCGTGATGAAGA<text:soft-page-break/>AGGATTTCTACTTCGTGAGAACCAAGGTGGACTCTGACTTAAAAAATGAGAAGGAATTCAAACCACGAACCTTTGACAGAGAAACGGTCCTGCATCAGATCCGCAGCAGCTGTGAGAGGACCTTTCAGGAGAATAACGTTGAGCAACCACCCATCTTCTTGATATCTAATAAAACCTTATCTGACTATGATTTCCAAATCCTGATGGACAAGGTGGTGAATGCTCTCCCTGTACACAAACGACACAATTTTATGCTCTCCTTGCCTAATATTACAGATGCGGCCATTGAAAGAAAGCGGCAATTCCTGAAGCAGAGGATTTGGCTCGAAGCCTTTGC</text:p>
      <text:p text:style-name="P44">&gt;<text:span text:style-name="T89">P14 </text:span><text:span text:style-name="T91">Irga3/4.1-like_mgl</text:span><text:span text:style-name="T137"> </text:span><text:span text:style-name="T111">GCA_902806735.1</text:span> LR761921.1:21880821-21882081</text:p>
      <text:p text:style-name="P43">TGGGTCAGTTATTCTCTGATACATCTAAAAATGAAGACAACGGAGATTTGGTGTCCAGCGcaactaaatattttatgaagattAAGGCAGAAACCAAAATCATTTCTCAGGAGACCATTCGTTTAATAGAACTTCATCTGAAAAAAGGAAACATTCAAGGAGCAAACTCTGTAAtaattaatgctttaaaaaatattgataagGCCCCAATAAACATTGCTGTGACTGGAGAGTCTGGAGGAGGGAAGTCCAGCTTCATCAATGCCCTAAGGGGGGTGGGACCTGAAGACCAAGATGCAGCTGAAGAAGGGGTAACTGAAACAACTATGATGAGAACTTCATACAAACACCCCAAAATTAAAAGTTTGACTTTATGGGACCTGCCTGGCATTGGAACTATGAACTTTCCACCAAACGATTATCTGGAGAAAGTGAAATTCCAAGAGTATGActtctttgttattgtttctgCCTCACGTCTTACAAAACTTGAACTAGACCTTGCCAAAGCAATCATATTCATGAAAAAGAATTACTACTTTGTAAGAACCAAGGTCGACATAGATttagaaaatgaggaaaaatgcAAACCACGTAACTTTAACAGAGAAAAGACCCTGCAGCAGATCAGAAGCTACTGTGTGAACACCTTCAGTCAGAATAGCATGGATGCTCCACACATTTTCTTGATTTCGAACAGACATTTATCTGACTATGATTTTCCAGTCCTGATGGACACCCTGATAAAGGATCTTCCTGATCAAAAGCGCCACAATTTTATGCTTTCCTTGCCTAATATCACAGAGGCAGCCATTGACAGAAAGCACAAGTCTATGCAGCAGTATATTTGGATGGAAGCCTTCAAGGCTGGAATTTTGGCTACTGTTCCTGTAGTGGGCATAATCAGGGATGATGTAGAGAAGCTGAAGGAAAAGTTAAACCACTATCGAGTCCTCTTTGGAGTGGATGATGAATCTTTGGAATTCATGGCTAAGGATTCTCAAATGCCTGTTGAACAATTGAGAAAAATCCTTAGATCACCCTTTTTGTTAGAaactaagaaagaagaaacattaaGAGAAtcgtttttaaaatattttcaaaaatgtgcCTCAGCTAATGGTGGACTCCTTGCTACAGGTCTTTACTTTACCAGAACCTTTTACTTAGAATTTCTTTTCCTTGACACAGTGACTGAAGATGCCAAAGTTCTCCTTAGAGAGACATATTCAAAAATATAGTTCAAATTAAACTGACCAT</text:p>
      <text:p text:style-name="P46">&gt;<text:span text:style-name="T89">P15 </text:span><text:span text:style-name="T91">Irga3/4.2-like_mgl</text:span> <text:span text:style-name="T111">GCA_902806735.1</text:span> LR761921.1:21895337-21896570</text:p>
      <text:p text:style-name="P43">TGGGTCAGGTAATCTCTGATGCATCTGAGAAGGAAGACAATGGAGATTTGGTTTCCAGCTTCaccaaaaattttaagaatatcaAGGCAGAAAACCAAATCATTCCTCTGGAAACCATCCATTCGATTGAGCTACATCTGAAACAAGGAAATATTCAGGGGGCAAACTCTATAATCAGAGAtgcattaaaaaatattgataatGTCCCCATAAACATTGCTGTGACCGGAGAGTCTGGAGCAGGAAAGTCCAGCTTTATCAATGCGCTGAGGGAGGTGGGACCTGATGAGGGAGATGCAGCTGAAGTTGGGGTGGTAGAGACAACTATGAAGATAACATCATACAAAcacccaaaaattaaaaatttgaaaatatgggATCTTCCTGGTGTTGGAACTCTGAAATTTCCACCCAAAGATTATCTGAAGAAAGTAGAATTCCAAAAGTATGACTTCTTCATTATTGCTTCTGCCACACGTTTTACAAAACATGAAATAGATCTTGCCAAAGTAATCACATTAATGGAAAAGAATTACTACTTTGTGAGAACCAAGGTGGACTTTGATATcgataatgaaaagaaatacaaaccaCGTACTTTTGACAGAGAAAAGATCCTGCAGCGAATCCGAAACTCCTATCTGGATACCTTTCgtgaaaataaaattgatgaaCCACAGATTTTCTTAATCTCTAACCACAATTTATCTGACTATGATTTTCCAAGCCTAGTGGACATCCTGATAAAGGATCTTCCTGCTCAAAAGCGCCACAATTTTATGCTTTCCTTGCCCAATATTACAGACGCAGCCATTCAAACAAAGTACAACACTTCAAAGCAGCTTCTCTGGTTGGAAGCCCTCAAGGAAGGTGTTTTGACTGCTTATCCTGCACTGAAGTGCATCAGCAACAGTGAAGTAAAGAAGCTAGAAGAGATTTTAAACCACTACCGAGCCCTCTTTGGAGTGGATGACAAATCCCTGGAATTAATTGCTAAGGATTGCCAAGTGCCTGtcgaaaaactgaaagaaaaacttaaatCTCATTCATTGTTgacaaataaggaaaatgaaacatTAGGAGAAAAACTTTTCAAATGTTTGGAAATTTTTCTCTCAGTTAGTGGTGGGCTCCTTGCTACAGGTCTTTACTTTGGGAAAATCTtttactttcaatttcttttccttgACACGGTGACTGAAGATGCCAAAGTTCTCCTTAAAGAGGCATATT</text:p>
      <text:p text:style-name="P46">&gt;<text:span text:style-name="T89">P16 <text:s/></text:span><text:span text:style-name="T91">Irga3/4.3-like_mgl </text:span><text:span text:style-name="T111">GCA_902806735.1</text:span> LR761921.1:21910811-21912058</text:p>
      <text:p text:style-name="P43">TGGGTCAGATATTTTCTGATACATCTAACAATGAAGACAATGGAGATTTGGTGTCCAGTGCcactaaatattttatgaacattaaggcagaaaacaaaatcatttctcAGAAGACTATCCATTTAATAGAATTTCATCTGAAAAAAGGAAACATTCAAGGGGCAAACTCTGTAATcaatgatgctttaaaaaatattgataagGCCCCAATAAACATTGCTGTGACAGGAGAGTCTGGAGGAGGGAAGTCTAGCCTCATCAATGCCCTGAGGGGGGTGGGACCTGAAGACCAAGATGCAGCTGAAGAAGGGGTAACCGAGACAACTATGATGAGAACTCCATACAAGCACCCCAAAATTGAAACGTTGACTTTATGGGACCTGCCTGGCATTGGAACTATGAACTTTCTACCAAAAGATTATCTGGAGAAAGTCCAAATCCAAGAGTatgatttctttattattgtttctgCCACACGATTTACAAAACTTGAACTAGACCTTGCCAAAGCAATCATATTCATGAAAAAGAATTACTACTTTGTAAGAACCAAGGTCGACATAgatttacaaaatgaaaaaaaatccaaaccacgcacctttgaaagagaaaagacccTGCAGCAGATCAGAAGCTACTGTGTGAACACCTTCAGTCAGAATAACATGGATGAACCacacattttcttgatttcaaacAGACATTTATTTGACTATGATTTTCCAGTCCTGATGAACACTCTGATAAAGGATCTTCCTAATCAAAAGCGCCACAATTTAATGCTTTCCTTGCCTAATATCACAGAGGCAGC<text:soft-page-break/>CATTGACAGAAAGCACAAGTCTATGCAGCAGTATATTTGGATGGAAGCCTTCAAGGCTGGAATTTTGGCTACTGTTCCTGTAGTGGGCATAATCAGGGATGATGTGGAAAAGCTGAAGGTGAAGTTAAACCACTATCGAGTCCTCTTTGGAGTGGATGATGAATCCCTGGAAGTCATGGCTGAGGATTCTCAAATGCCTGTTGAACAATTGAGAAAAATCCTTAAATCACCTTATTTGTTAGAaactaagaaagaagaaacattcGGAGAAtcgtttttaaaatatttggagaAATTTGCCTCAGCTAATGGTGGACTCCTTGCTACAGGTCTTTACTTTAGAAAAACCTTTTACTTACAATTTCTTTTCCTTGACACAGTGACTGAAGATGCCAAAGTTCTCCTACGTGTGACATACTCAAAAAACTAGTTCAaa</text:p>
      <text:p text:style-name="P46">&gt;<text:span text:style-name="T89">P17 <text:s/></text:span><text:span text:style-name="T91">Irga3/4.4-like_mgl</text:span> <text:span text:style-name="T111">GCA_902806735.1</text:span> LR761921.1:21935793-21937036</text:p>
      <text:p text:style-name="P43">GGATAAGGTGAGTTTAAACTACTTTCTTAAATTTGTCTAAGGAGAACTTTGGCGTCTTCAGTCACTGTGTCAAGGAACAGAAATTGCAAGTAAAAGGTTTTCCTAAAGTAGAGACCTGTAGCCAAGGGCCCACCAGTAGCTGATGCAAATTtctccaaatattttaaaaacatttctcctAATGTTGTTTCTCCCTCAGTTTCCAACAAATAAGGGGATTTAATGAGTTTTTTCAATTGTTCAACAGGCACTTGGGAATCTTTAGCCATGACTTCCAGGGATTCATCATCCACTCCAAAGAGGACTCGATAGTGGTTCAATTTCTCCTTCAGCTTCTCCACATCATCCCTGAGGATGCCCACTACAGGAAGAGTAGCTAAAAGTCCAGCCTTGCAGGCTTCCAACCAGATAGCCTGCTGCATAGAGTTGCACTTTCTGTCAATGACTGGTTCTGTAATATTAGGCAAGGAAAGCAAGAAATTGTGGCGCCTTTGAGCAGAAAGATCCTTTACCAGGGTGTCCATCAGGACAGGAAAATCATAGTCAGATAAATACATGTTAGAAACCATGAAAATCTGCGGAGCATCCATGTTATTCTCAATGAAGGTATTCACATACATGCTTCTTATCTGATGCAGGGTCTTTTCTCTGTCAAAGGTAAGTGGATTGCATTTCTTCTCATTGTCTAAATCCCGGTCCACCTTGGTTCTCACAAGGTAGTAATTCTTTTTCATGAATGTGATTGCTTTGGCAAGGTCTAGTTCGAGTTTTGTAAAACGTGTGGCAGAAACAATAATGAAGAAATCATACACTTGGAAATTCACTTTCTCCAGATAATCTTTTGGTGGAAAGTTCAGAGTTCCAATGCCAGGCAGGTCCCATAGAGTCAAAGTTTGAATTTTGGGGTGTTTGTATGGAGTGCTCCTCATAGTTGTCGGTACCACCCCAACTTCAGCTGCACCTTCATCTTCAGGTCCCACCCCCATGAGGGCATTGATCAAGCTGGACTTCCCTGCTCCAAACTCCCCAGTAATAGCAACGTTTATTGGGATgttatcaatattttttaatgcaTCCCTGATTACAGAGTTTGCCCCCTGAATGTTTCCTTTGGTCAGATGTAGCTCAATTGAATCGATGATTTCCTGAGTAATGATTTTGCTTTCTGTGTTAGTCATCTTAAAATATGTAGTAAAGCTGGACGTCAACTCTCCACAGTCATCATTCTTAGATGTATCAGAGA</text:p>
      <text:p text:style-name="P48">&gt;P18 <text:s/><text:span text:style-name="T137">Irga3/4.5-like_mgl</text:span> <text:span text:style-name="T111">GCA_902806735.1</text:span> LR761921.1:22002670-22003903</text:p>
      <text:p text:style-name="P43">TGGGTCAGGTATTCTCTGATACATCTAAGAAGGAAGACAATGGAGGATTGGTTTCCAGCTAcaacaaatattttaagaacatcAAATCAGGAAGCACAATCATTTCTCCAAAAACAAGCCATTCAATTGAGCAACATCTGAAAGATGGAAACATTCAGGGGGCAACCTCTGCCATCAGGGAtgcattaaaaaatattgataacGTCCCCATAAACATTGCTGTGACTGGAGAGTCTGGAGCAGGGAAGTCCAGCTTCATCAATGCCCTGAGAGAAGTGGGGGATGATGAGAAAGATGCAGCTGAAGTTGGGGTTATAGAGACAACTATGAAGATAACTTCATACAAACACCCcaaatttgaaaatttgattATATGGGACCTGCCTGGTGTTGGAACTCTGAAATTTCCACCAAAAGAATATCTGAAGAAAGTAGAATTCCAAAAGTATGACTTCTTCATTATTGCTTCTGCCACACGATTTACAGAGCATGAAATGGAACTTGCTAAAGTAATCACAATGATGAACAAGAATTACTACTTTGTGAGAACCAAGGTGGACTTTGATATagataatgaaaagaaatgcaaacCACGTACTTTTGACAGAGAAAAGATCCTAGAGCAAATCCGAAAATCCTATGAGAAAACCtttgaaaagaatgaaattgaaaaacCACAGATATTCTTGATCTCTAACCACAATTTATCTGACTATGATTTTCCAAGCCTAGTGGACATTCTGATAAAGGATCTTCCTGCTCAAAAGCGCCACAATTTTATGCTTTCCTTGCCCAATATTACAGAGGCAGCCATTCAAATGAAGTACAACGCTTCGAAGCAGTTTATCTGGTTGGAAGCCCTCAAAGAAGGCGTTTTGGCTACTATTCCTGCATTGAAAAGCCTCAGCGACAGTGATGTACAGAAGCTAGAAGCAAGTTTAAACCACTTCCGAGTACTCTTTGGAGTGGATGACAAATCCCTGGAATTAATTGCTAAGGAATACCAAGTGCCTGtcgaaaaactgaaagaaaaacttaTATCTCATTCATTGTTgacaaataaggaaaatgaaacatTAGGAGAAAAGCTTTTCAAATGTGTGGAAAAATTTCTCTCAGTTAGTGGTGGGTTCGTTGCTACAGGTCTTTACTTTGGGAAAATGTTTTACTTTCAATCTCTTTTCCTTGACAAAGTGGTTGAAGATGCCAAAGTTCTCCTTAAAGAGGCATATT</text:p>
      <text:p text:style-name="P46">&gt;<text:span text:style-name="T89">P19 <text:s/></text:span><text:span text:style-name="T91">Irga3/4.6-like_mgl </text:span><text:span text:style-name="T111">GCA_902806735.1</text:span> LR761921.1:22018870-22020117</text:p>
      <text:p text:style-name="P43">TGGGTCAGTCCTCCTCTGATGCATctgagaatgaagaaaatggagattTGAACATTTGCatcttcattaaatattttatgaagattgagacagaaaacaaaatcatttctcAGGAGACCATCGATTTAATAGAACGTCATCTGAAAATTGGAAACATTCAAGGAGCAAACTCAGTAATcaatgatgctttaaaaaatattgagaacACCCCAATAAACATTGCTGTGACTGGAGAGTCTGGAGGAGGGAAGTCCAGCTTCATCAATGCCTGAGGGGGGTGGGACCTGAAGACCAAGGTGCAGCTGAAGTGGGGGTAACCGAGACAACTATGATGAGAACTTCATACAAGCACCCCAAAATTGAAACGTTGATTTTATGGGACCTGCCTGGCATTGGAACTATGAATTTTCCACCTAAAGATTATCTGGAGAAAGTGAATTTCCAAGAGTATGACTTCTTCATTATTGTTTCTTCCACACGTTTTACAAAAAATGAACTAGACCTTGCCAAGGCAATCATATCCATGAAAAAGAATTACTACTTTGTAAGAACCAAGGTCGACATAGatttacaaaatgaaaaggaatcCAAACCACGCACCTTTGACAGAGAAAAGACCCTGCAGCAGATCAGAAGCTACTGTGTGAACACCTTCAGTCAGAATAACATGGATGCTCCACAGATTTTCTTGATTTCAAACAGACATTTATCTGAC<text:soft-page-break/>TATGATTTTCCAGTCCTGGTGGACACCCTGGTAAAGGATCTTCCTGCTCAAAGGCGCCAcaatttcttgctttctttgcctaATATCACAGAGGCAGCCATTGACAGAAAGCACAAGTCTATGCAGCAGTATATCTGGTTGGAAGCCTGCAAGGCTGGACTCTTAGCTACTGTTCCTGTAGTGGGCATCCTCAGGGATGATGTGGAGAAGCTGAAGGAGAAATTGAACCACTATCGAGTCCTCTTTGGAGTGGATGATGAATCCCTGGAAGTCATGGCTAAGGATTCCCAAGTGCCTGTTGAACAATTGAAAAAACTCATTAAATCCCCTTATTTGTTGGAAACTGAGGGAGAAGCAACATTAAGAGAATTGTTTTTGAAGTATTTGGAGAAATTTTCATCAGCTACTGGTGGGCCCTTGGCTACAGGTCTTTACTTTAGGAAAACCTATTACCTTCAACATCTTTTCCTTGACACAGTGACTGAAGATGCCAAAGTTCTCCTTCGAGTGACACACTCAAAAATCTAGTTCA</text:p>
      <text:p text:style-name="P46">&gt;<text:span text:style-name="T89">P20 <text:s/></text:span><text:span text:style-name="T91">Irga3/4.7-like_mgl</text:span> <text:span text:style-name="T111">GCA_902806735.1</text:span> LR761921.1:22046954-22048162</text:p>
      <text:p text:style-name="P43">GGAGATTTGGAATCCAGTTTTACtgcatattttaataatattgaaatagaaaacaaaattattcctCCGGGAATCATCCATCTTATAAAAAGGTCTCTGAAGAAAGGAGATGTTCTGGAGGCACACCATAGCATCAGTGGTGGATTAGAATGTATTTATTATGCCCCAATAAATGTTGCTGTGACAGGAGAGTCTGGAGCAGGGAAGTCCAGCTTCATCAATGCCCTGAGGGGAGTTAGACCTGAAGAGGAAGACGCAACTCACGTTGGGATAGCAGAGACAGCTATGAGAACTCCATACAAGCACCCCAAAATTGAAACATTGACTTTTTGGAACCTGCCTGGCATTGGAACTAtgaacattccaccaaaatatTATCTAGAGAAAGTGAAATTCCAAGAGTATGACTTCTTCGTGATTCTTTCATCCACACGCTTTAAACTACTTGAACTAGACCTTGCCCAAGCAATCAGATTGAAGAGAAAGATGTGCTACTTTGTAAAAACCAAAGTGGATGCGGACTTACGAAATGAAAAGGAATCCAAACCAGGCACCTTTGACAGAGTAAAGACCCTGCAGCAGGTCAGAAGACACTGTGTGAACACCTTCGTTCAGAATAACATGGATGCTCCGCcgattttcttgatttctaaccACAATTTATCTGACTATGATTTTCCAGTCCTGATGGACACCCTGGTAAAGGATCTTCCTGCTCAAAAGCGCCACAACTTTATACTTTCTTTGCCTACTAATACTGTGGCCGTCGCTGACAGAAAGCACAAGTCTCTGCAGCAGTGCATCCTGTTGGAAGCCTGCCAGGCTGGAATTTTGGCTACTCTTCCTGCAGTGGACATCCTCATGGATGGAGTCGAGGAGCTGAAGGTGAAGTTAAACCACTACCGAGTCCTCTTTGGACTGGATGATGATTCCCTGGAAGTCATGGCTAACGATTCTCAAGTGCCTGTTGAACAACTGACAAAAAACATTAACTCTCCTTACTTGTTAGAAACTAAGAAAGAAGAGACATTGGgagaaatgtttttgaaataCGTGGAGAAATTTGCCTCAGCTAATGGTGGGCCTCTTGCTACCGGGCTTTACTTTGGGAAAACCTTTTACTTACAACTTTATTTCCTTGACACAGTGACTGAAGATGCCAAAGTTCTCCTTAgggagacatattttaaaaaactagttCAAGCTCA</text:p>
      <text:p text:style-name="P46">&gt;<text:span text:style-name="T89">P21 <text:s/></text:span><text:span text:style-name="T91">Irga3/4.8-like_mgl </text:span><text:span text:style-name="T111">GCA_902806735.1</text:span> LR761921.1:22068268-22069485</text:p>
      <text:p text:style-name="P43">TCTAACATATCTGTGGATGAAGACCATGGAGATTTGGTGACCAGCTCAATTGCATATTTTAAGAAGattaagacagaaaacaaaatcatttctcagaaaaataccTGTTTAATAGAATATTATCAGAAAAAAGGAACCTTCTGGCAGCACACACTAGAATAAGTGATACATTAGAAAATATTGATAACATCCCAATCAACACTGCAATGACAGGAGAGTCTGGAAGAGGGAAGGGCTTCATCAATGCCCTGAGAGGGGTTGGACCTGAAGACCAAGGTGTAGCTGAAGTGGGAGTAACAGAGACAACTGTGAGGAGAACTCCATACAAACACCCCAAAAATTAAACCATATCTTTTGGGGACATGGCCGGCATTGGAACTATGAACATTCCATCAAAAGATtatctgaagaaaatgaaattccaaGAGTATGActtctttgttattatttctgcCACCCAGTTTACAAAACTTGAACTAGATCTTGCCAAAGCAATCAGATTTATGAAAAAGAATTACTACTTTGTGAGAGCCAAGGTGGACATTGATTTAGACAATGGAAAGAAATGCAGACCACAACCCTTTGACAGAGAAAAGACTCTGTAGCAGATCAGAAGCTACTATGTGAATACCTTCAGTCAGATTAACATGGATGTGGCAcatattttcttgatatctaaCCATGATTTACCTAGCTATGATTTTTCAGTCCTGATGGACACCCTCATTGAGGATCTTCCTGATCAAAAGGACCACAATTTTATGCTTTCCCTGCCTAATATTACTCATGCAGACATTGACAGAAAGCACAAGTCTAAATATATAGCACTCAGGGCTGGAACTTGGGCTACTATTCCTACAGTGGACATCCTCATGGATGACGTGGAAAAAATCGAAGATAAAGTTAAACAACTACCAAATCAACTTTGGAGTGGATGATGAATCCCTGGAATTCATTGCTAAGAATTTCAAAATACCTACtgaacaactgaaaaaaaatcattcaatgtTCTTAtttgatagaaaataaaaaagaagaaacactaaGATAAACATTGTTGAAATATTTGGAGAAATTTGCCTCAGCTACTGGTGGACCCCTTGCTATAGGTCTTTAGTTTAGGAAAACCTTTTGCTTGCATCTTCTTTTCCATGGCACAGTGACTGAAGATGTCAAAGTTCTTACAAAGACACACTCAAAACTCTAGTTCAAACTCA</text:p>
      <text:p text:style-name="P48">&gt;P22 <text:s/><text:span text:style-name="T137">Irga5-like_mgl</text:span> <text:span text:style-name="T111">GCA_902806735.1</text:span> LR761921.1:22081611-22082248</text:p>
      <text:p text:style-name="P43">tctcagaaaaccatCACTTCAATTGAGTTACACCAGGCACAAGGAAACATTCAGAAGACAAATAATGTAATTACTGATTCATTAAGAGAAATTAGAAGTACCTCACTCAATATTGCTGTAATAGGAGAGTCTGGAACTGGGAAGTCCAGTTTCATTAACGCCTTCAGGGGGATTGGACATGAAGAGGAAAATTCAGCTCCAATTGGCGTGGTGGAGACAACCATGAGGAGAACTCCATACAAACACCCCAATATTCCCaatgtggttatttgggaccTGCCTGGGATTGGAACCACAAAATTCCCACCCAAAGATTATCTGGAGAAAATGAAATTCAGTGAGTATGATTTCTTCATCATTGTTTCTGCCACACGCTTTAAGAAAAATGATATAGACCTCGCCAAAGCAGTCAGCATGATGAAGAAGGATTTCTACTTTGTGAGAACCAAGGTGGATATAGATTTAGAAACTGAAAAAGGATGCAAACATGCCTTTGGCAGAGAAAACTTACTGCAGCAGATCCAACGCC<text:soft-page-break/>ATTGTGTGAATACCTTTAAGAAAAATAACCTGGATGTACCACCGATCTTCTTGATCTCCAACAAAAATGTATCTGACTATGATTTCCCAATCCTGAAGGACATGCTGA</text:p>
      <text:p text:style-name="P46">&gt;<text:span text:style-name="T89">P23 <text:s/></text:span><text:span text:style-name="T91">Irga3/4.9-like_mgl </text:span><text:span text:style-name="T111">GCA_902806735.1</text:span> LR761921.1:22098769-22100019</text:p>
      <text:p text:style-name="P43">GGATAAGGTGAGTTTAAACTACTTTCTTAAATTTGTCTAAGGAGAACTTTGGCATCTTCAGTCACTGTATCAAGGAACAGATATTGCAAGTAATAGGTTTTCCTAAAGTAGAGACCTGTAGCCACGGGCCCACCAGTAGCTGAGGCAAATTTctccaaatatttgaaaaacgTTTCTCCTAATGTCTCTCCCTCATTTTCCAACAAATAAGGGGatttaatcaatttttttaattcttcaacaGGCACTTGGGAATCCTTAGCAATGGCTTCCAGGGATTCATCATCCACTCCAAATTCGACTCGGTAGTGGTTTAACTTCACCTTCAACTCCTCCACATCATCCCTGAGGATGCCCACTACAGGAACAGTAGCTAAGAGTCCAGCCTTGCAGGCTTCCATCCAGACAGTCTGCTGCATAGACTTGTGCTTTCTGTCAATGGCTGCCTCTGTGATATTAGCCAAGAAAAGCCTTAAATTGTGGCGCTTTTGAGCAGGAAGATCCTTTACCAGGGTGTCCATCAGGACTGGAAAGTCATAGTCAGATAAATTGCtgttagaaatcaagaaaatctgTGGTGCATCCATGTTATTCTGATTGAAGATATTCACACATATACTTCTGATTTTCTGCATGGCCTTTTCTCtgtcaaaggtgtgtggattgcaTTGCTTCTCATTTTCTAAATCCTGGTCCACCTTGGTTCTCACATAGTAGTAATTCTTTTTCATGAATCTGATTGCTTTGGCAAGGTCTAATTCAAGGCTTTTAAAACGTGTGGCAGAAACAATGATGAAGAAATCATACTCTTGGAAATTCACTTTCTCCAGATAATCCTTTGGTGGAAAGTTCACAGTCCCAAGGCCAGGCAGGTCCCATAAAGTCAAAGTTTGAATTTTGGGGTGTTTGTATGGAGTTCTCCTCATAGTTGTCTCTACCACCCCAACTTCAGCTGCACCTTCATCTTCAGGTCCAACCCCCATGAGGGCATTGATCAAACTGGACTTCCCTACTCCAAACTCTCCAGTAACAGCAACGTTTATTGGGATgttatcaatattttttaatgcaTCCCTGATTATAGAATTTGCCCCCTGAATGTTTCCTTTGGTCAGGTGTAGCTCAATTGAATCGATGGTTTCCTGAGGAatgattttgctttctttcttggtCTTCCTAAAATATGCAGTAAAACTGGACTCCAAATCTCCACGGTCTTCATTCTTAGATGTATCAGAGAATAACTGACC</text:p>
      <text:p text:style-name="P46">&gt;<text:span text:style-name="T89">P24 <text:s/></text:span><text:span text:style-name="T91">Irga3/4.10-like_mgl </text:span><text:span text:style-name="T111">GCA_902806735.1</text:span> LR761921.1:22167927-22169156</text:p>
      <text:p text:style-name="P43">AGTGAGTTTGAACTAATTTTTGAGTATGTCTCTCTAAGGACAACTTTGGCATCTTCAGTCACTGTGTCGAGGAGAAGAAGTTGTAAGTAAAAGGTTTTTCTAAAGTAGAGACCAGTAGCCAAGAGCCCACCATTAACTGAGGCAAATTTCtccaaatatttcaaaagtttttCTTCTAACGTTTCCCTTTTCTTACTGTCCAACAAATAAGgagatttaatgatttttttcagttgttcAGCAGGCACTTGGGAATCCTTAGCAATGACTTGCAGGGATGCATCATCCACTCCAAAGAGGACTCGATAGTGGTTTAACTTCTCCTTCACCTTCTCCACATCATCCCTGAGGATGCCCACTACAGGAAGAGTAGCTAAAAGTCCAGTCTTGAAGGCTTCTAACCAGATAGTCTGTTGCATAGACTTGTTCTTTCTGTCAATCGTTGCTTCTGTGATATTAGGCAAGGAAAGCATAAAATTGTGGCGCTTTTGAGCAGGAAGATCCTTTACCAGGGTATTCATCAGGACTGGAAAATCATAGTCAGATAAATATCtgttagaaatcaagaaaatctgTGGCGCATCCAAGCCATTTTTCTTTAAGGTATCTATGTAGGAGTTTCGGATCTTCGACAGGATATTTTTCCTGTCAAAGGTACGTGCTttggatttcttttcattttgtaaatCATCATCCACCTTGGTTCTTACAAAGTAGTAATTCTTTTTCATGAATTGGATTGCTTTGGCAAGGTCTAGTTCAAGTTTTGTAAAACGTGTGGCAGAAACAATAATGAAGAAATCATACTCTTGGAATTTCACTTTCTCCAGATACTCTTTTGGCGGAAAGTTCATAGTTCCAACACCAGGCAGGTCCCATAGAGTCAAAGTTTTAACTTTGGGGTGTTTGTATGCAGTTCTCCTCATAGTTGTCTCTACCACCCCAATGTCAGCTGCGCCTTCATCTTCAGGTCCTAACCCCCTCAGGGCATTGATCAAACTGGACTTCCCTGCTCCAGACTCTCCAGTGACAGCAACATTTATTGGGACgttatcaatattttttaatgcaGCACTGATTGCAGAGTTTGCCCCCTGAATGTTTCCTTTTGTCAGGTGTAACTCAATTGAATCGATGGTTTCCTGAGGAAtgattttgctttctgtcttaaaGTTCTTGAAATATAAAGTAAAGCTGGACTCCAAATCTCCATGGTGTTCATCCTTAGA</text:p>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taion Serif" svg:font-family="'Liberta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0T08:03:41.885483221</meta:creation-date>
    <dc:date>2020-12-23T18:28:34.978617102</dc:date>
    <meta:editing-duration>P1DT17M22S</meta:editing-duration>
    <meta:editing-cycles>41</meta:editing-cycles>
    <meta:generator>LibreOffice/6.1.5.2$Linux_X86_64 LibreOffice_project/10$Build-2</meta:generator>
    <meta:document-statistic meta:table-count="1" meta:image-count="0" meta:object-count="0" meta:page-count="11" meta:paragraph-count="136" meta:word-count="1427" meta:character-count="36798" meta:non-whitespace-character-count="35485"/>
  </office:meta>
</office:document-meta>
</file>